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4EC00000199000001981E378852.svg" manifest:media-type="image/svg+xml"/>
  <manifest:file-entry manifest:full-path="Pictures/100014E8000001BB000001B230DC336D.svg" manifest:media-type="image/svg+xml"/>
  <manifest:file-entry manifest:full-path="Pictures/1000000100000012000000157B1B781D.png" manifest:media-type="image/png"/>
  <manifest:file-entry manifest:full-path="Pictures/100000010000001200000015A5456AC3.png" manifest:media-type="image/png"/>
  <manifest:file-entry manifest:full-path="Pictures/1000141700000184000001C3CD53A93A.svg" manifest:media-type="image/svg+xml"/>
  <manifest:file-entry manifest:full-path="Pictures/100000010000001300000015FD0D13F2.png" manifest:media-type="image/png"/>
  <manifest:file-entry manifest:full-path="Pictures/1000167900000197000001C3F787F51A.svg" manifest:media-type="image/svg+xml"/>
  <manifest:file-entry manifest:full-path="Pictures/1000000100000013000000159964F2F7.png" manifest:media-type="image/png"/>
  <manifest:file-entry manifest:full-path="Pictures/1000166C0000019B000001C3C966D454.svg" manifest:media-type="image/svg+xml"/>
  <manifest:file-entry manifest:full-path="Pictures/100000010000001000000015A5FD4134.png" manifest:media-type="image/png"/>
  <manifest:file-entry manifest:full-path="Pictures/100000010000001300000014A82F19C4.png" manifest:media-type="image/png"/>
  <manifest:file-entry manifest:full-path="Pictures/10000B5A00000102000001272CEA9EF6.svg" manifest:media-type="image/svg+xml"/>
  <manifest:file-entry manifest:full-path="Pictures/100000010000001300000013B2E62FE6.png" manifest:media-type="image/png"/>
  <manifest:file-entry manifest:full-path="Pictures/10000BE70000015500000127914A9F87.svg" manifest:media-type="image/svg+xml"/>
  <manifest:file-entry manifest:full-path="Pictures/10000ED100000170000001271177D220.svg" manifest:media-type="image/svg+xml"/>
  <manifest:file-entry manifest:full-path="Pictures/100009F700000133000001274785A225.svg" manifest:media-type="image/svg+xml"/>
  <manifest:file-entry manifest:full-path="Pictures/100000010000000E0000000E3AB1D214.png" manifest:media-type="image/png"/>
  <manifest:file-entry manifest:full-path="Pictures/1000117C00000159000001B2E2DE4322.svg" manifest:media-type="image/svg+xml"/>
  <manifest:file-entry manifest:full-path="Pictures/10000001000000100000001580C77F11.png" manifest:media-type="image/png"/>
  <manifest:file-entry manifest:full-path="Pictures/1000110A00000192000001AD7584DE99.svg" manifest:media-type="image/svg+xml"/>
  <manifest:file-entry manifest:full-path="Pictures/100000010000000F000000149ABEC8C9.png" manifest:media-type="image/png"/>
  <manifest:file-entry manifest:full-path="Pictures/100000010000000F00000014E9201C62.png" manifest:media-type="image/png"/>
  <manifest:file-entry manifest:full-path="Pictures/10000001000000140000001137417058.png" manifest:media-type="image/png"/>
  <manifest:file-entry manifest:full-path="Pictures/10000F40000001AC0000017128042BF7.svg" manifest:media-type="image/svg+xml"/>
  <manifest:file-entry manifest:full-path="Pictures/100011BF00000192000001ADDDD43E32.svg" manifest:media-type="image/svg+xml"/>
  <manifest:file-entry manifest:full-path="Pictures/10000B9C0000012D00000127BAD9A83C.svg" manifest:media-type="image/svg+xml"/>
  <manifest:file-entry manifest:full-path="Pictures/10000001000000120000000E9C8DCB98.png" manifest:media-type="image/png"/>
  <manifest:file-entry manifest:full-path="Pictures/100000010000000F00000014047414AA.png" manifest:media-type="image/png"/>
  <manifest:file-entry manifest:full-path="Pictures/100000010000000F00000014EB39F778.png" manifest:media-type="image/png"/>
  <manifest:file-entry manifest:full-path="Pictures/100000010000000C0000000E492F0AE5.png" manifest:media-type="image/png"/>
  <manifest:file-entry manifest:full-path="Pictures/100000010000000F00000014787C396C.png" manifest:media-type="image/png"/>
  <manifest:file-entry manifest:full-path="Pictures/100000010000000E000000132D2FFC87.png" manifest:media-type="image/png"/>
  <manifest:file-entry manifest:full-path="Pictures/10000001000000110000000EF320E532.png" manifest:media-type="image/png"/>
  <manifest:file-entry manifest:full-path="Pictures/1000000100000015000000153C7607A4.png" manifest:media-type="image/png"/>
  <manifest:file-entry manifest:full-path="Pictures/10000F6700000141000001A8E55BCD1F.svg" manifest:media-type="image/svg+xml"/>
  <manifest:file-entry manifest:full-path="Pictures/100000010000001300000010EA199106.png" manifest:media-type="image/png"/>
  <manifest:file-entry manifest:full-path="Pictures/100000010000000F00000015B037BEF3.png" manifest:media-type="image/png"/>
  <manifest:file-entry manifest:full-path="Pictures/10000F810000018900000127635CAC29.svg" manifest:media-type="image/svg+xml"/>
  <manifest:file-entry manifest:full-path="Pictures/100000010000000F000000147C69581B.png" manifest:media-type="image/png"/>
  <manifest:file-entry manifest:full-path="Pictures/10000C4A00000146000001277E34C13A.svg" manifest:media-type="image/svg+xml"/>
  <manifest:file-entry manifest:full-path="Pictures/10000EB200000141000001A82B9F3463.svg" manifest:media-type="image/svg+xml"/>
  <manifest:file-entry manifest:full-path="Pictures/10000F3300000159000001B21C59AB46.svg" manifest:media-type="image/svg+xml"/>
  <manifest:file-entry manifest:full-path="Pictures/10001146000001290000018E78B7EA29.svg" manifest:media-type="image/svg+xml"/>
  <manifest:file-entry manifest:full-path="Pictures/100000010000000F0000000E30628BFE.png" manifest:media-type="image/png"/>
  <manifest:file-entry manifest:full-path="Pictures/10000EFD000001290000018E2BDEB9F4.svg" manifest:media-type="image/svg+xml"/>
  <manifest:file-entry manifest:full-path="Pictures/10000C000000011B000001271A7EB750.svg" manifest:media-type="image/svg+xml"/>
  <manifest:file-entry manifest:full-path="Pictures/10000001000000110000000E47822B27.png" manifest:media-type="image/png"/>
  <manifest:file-entry manifest:full-path="Pictures/10000001000000130000000EAFCD96DD.png" manifest:media-type="image/png"/>
  <manifest:file-entry manifest:full-path="Pictures/10000C970000016E00000127F8452E97.svg" manifest:media-type="image/svg+xml"/>
  <manifest:file-entry manifest:full-path="Pictures/10000BBA0000019100000149C6C213C5.svg" manifest:media-type="image/svg+xml"/>
  <manifest:file-entry manifest:full-path="Pictures/100000010000001300000014735EEE3B.png" manifest:media-type="image/png"/>
  <manifest:file-entry manifest:full-path="Pictures/10000B100000017800000149541089F7.svg" manifest:media-type="image/svg+xml"/>
  <manifest:file-entry manifest:full-path="Pictures/100000010000000D0000000EAEF852EC.png" manifest:media-type="image/png"/>
  <manifest:file-entry manifest:full-path="Pictures/10001091000001290000018E8BF2029B.svg" manifest:media-type="image/svg+xml"/>
  <manifest:file-entry manifest:full-path="Pictures/10000BC800000139000001A8D3DA57A6.svg" manifest:media-type="image/svg+xml"/>
  <manifest:file-entry manifest:full-path="Pictures/100000010000000E00000013E7D662D5.png" manifest:media-type="image/png"/>
  <manifest:file-entry manifest:full-path="Pictures/10000D5C00000139000001A84E32DD82.svg" manifest:media-type="image/svg+xml"/>
  <manifest:file-entry manifest:full-path="Pictures/10000001000000130000001412CA0266.png" manifest:media-type="image/png"/>
  <manifest:file-entry manifest:full-path="Pictures/100010C50000013F000001C386B4EFB4.svg" manifest:media-type="image/svg+xml"/>
  <manifest:file-entry manifest:full-path="Pictures/10000001000000100000000EBA1FB249.png" manifest:media-type="image/png"/>
  <manifest:file-entry manifest:full-path="Pictures/10000D28000001760000012742BD1504.svg" manifest:media-type="image/svg+xml"/>
  <manifest:file-entry manifest:full-path="Pictures/10000E1100000139000001A894C8E863.svg" manifest:media-type="image/svg+xml"/>
  <manifest:file-entry manifest:full-path="Pictures/10000A430000015B00000127F20B4195.svg" manifest:media-type="image/svg+xml"/>
  <manifest:file-entry manifest:full-path="Pictures/1000142800000180000001C3AC7E6E66.svg" manifest:media-type="image/svg+xml"/>
  <manifest:file-entry manifest:full-path="Pictures/100000010000001200000010108B41D6.png" manifest:media-type="image/png"/>
  <manifest:file-entry manifest:full-path="Pictures/100000010000000C0000000E1C1F582A.png" manifest:media-type="image/png"/>
  <manifest:file-entry manifest:full-path="Pictures/10000001000000100000000E19A39655.png" manifest:media-type="image/png"/>
  <manifest:file-entry manifest:full-path="Pictures/100000010000000F0000000E44F02FEC.png" manifest:media-type="image/png"/>
  <manifest:file-entry manifest:full-path="Pictures/1000000100000012000000100DE8E25D.png" manifest:media-type="image/png"/>
  <manifest:file-entry manifest:full-path="Pictures/100009B2000001080000012732D74D34.svg" manifest:media-type="image/svg+xml"/>
  <manifest:file-entry manifest:full-path="Pictures/1000096B0000017E000001498F3B7D4A.svg" manifest:media-type="image/svg+xml"/>
  <manifest:file-entry manifest:full-path="Pictures/10000D1E00000141000001A82903D2DB.svg" manifest:media-type="image/svg+xml"/>
  <manifest:file-entry manifest:full-path="Pictures/100000010000000E00000013F863F7B2.png" manifest:media-type="image/png"/>
  <manifest:file-entry manifest:full-path="Pictures/10000F7600000192000001ADD667B45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" style:family="graphic" style:parent-style-name="standard">
      <style:graphic-properties svg:stroke-color="#000000" draw:fill-color="#000000" draw:textarea-vertical-align="middle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21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0" style:family="graphic" style:parent-style-name="standard">
      <style:graphic-properties svg:stroke-color="#000000" draw:textarea-vertical-align="middle" loext:decorative="false"/>
    </style:style>
    <style:style style:name="gr31" style:family="graphic" style:parent-style-name="objectwithoutfill">
      <style:graphic-properties svg:stroke-color="#000000" draw:fill="none" draw:textarea-vertical-align="middle" loext:decorative="false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6" style:family="graphic" style:parent-style-name="objectwithoutfill">
      <style:graphic-properties svg:stroke-color="#000000" draw:marker-end="Arrowheads_20_4" draw:marker-end-width="0.3cm" draw:fill="none" draw:fill-color="#000000" draw:textarea-vertical-align="middle" loext:decorative="false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9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09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1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9" style:family="graphic" style:parent-style-name="standard">
      <style:graphic-properties draw:textarea-vertical-align="middle" loext:decorative="false"/>
    </style:style>
    <style:style style:name="gr19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05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05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style:paragraph-properties fo:text-align="center"/>
      <style:text-properties style:text-position="0% 100%" style:font-name="Liberation Sans" fo:font-size="18pt" fo:letter-spacing="normal" fo:font-style="normal" style:text-underline-style="none" fo:font-weight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 xml:id="id44" draw:id="id44">
            <draw:glue-point draw:id="4" svg:x="-5cm" svg:y="5cm"/>
            <draw:glue-point draw:id="5" svg:x="-5cm" svg:y="-5cm"/>
            <draw:line draw:style-name="gr3" draw:text-style-name="P1" draw:layer="layout" svg:x1="18.423cm" svg:y1="7.598cm" svg:x2="18.678cm" svg:y2="7.598cm">
              <text:p/>
            </draw:line>
            <draw:line draw:style-name="gr4" draw:text-style-name="P1" draw:layer="layout" svg:x1="18.678cm" svg:y1="7.079cm" svg:x2="18.423cm" svg:y2="7.079cm">
              <text:p/>
            </draw:line>
            <draw:line draw:style-name="gr5" draw:text-style-name="P1" draw:layer="layout" svg:x1="18.678cm" svg:y1="6.56cm" svg:x2="18.423cm" svg:y2="6.56cm">
              <text:p/>
            </draw:line>
            <draw:line draw:style-name="gr6" draw:text-style-name="P1" draw:layer="layout" svg:x1="18.678cm" svg:y1="7.599cm" svg:x2="18.933cm" svg:y2="7.339cm">
              <text:p/>
            </draw:line>
            <draw:line draw:style-name="gr7" draw:text-style-name="P1" draw:layer="layout" svg:x1="18.678cm" svg:y1="6.56cm" svg:x2="18.933cm" svg:y2="6.82cm">
              <text:p/>
            </draw:line>
            <draw:ellipse draw:style-name="gr8" draw:text-style-name="P3" draw:layer="layout" svg:width="1.038cm" svg:height="1.019cm" draw:transform="rotate (1.5707963267949) translate (18.678cm 7.598cm)">
              <text:p text:style-name="P2"><text:span text:style-name="T1">M</text:span></text:p>
              <text:p text:style-name="P2"><text:span text:style-name="T2">3 ~</text:span></text:p>
            </draw:ellipse>
          </draw:g>
          <draw:g draw:style-name="gr2" xml:id="id1" draw:id="id1">
            <draw:rect draw:style-name="gr9" draw:text-style-name="P4" draw:layer="layout" svg:width="0.764cm" svg:height="0.26cm" svg:x="11.668cm" svg:y="3.452cm">
              <text:p/>
            </draw:rect>
            <draw:line draw:style-name="gr10" draw:text-style-name="P5" draw:layer="layout" svg:x1="11.413cm" svg:y1="3.582cm" svg:x2="11.668cm" svg:y2="3.582cm">
              <text:p/>
            </draw:line>
            <draw:line draw:style-name="gr11" draw:text-style-name="P5" draw:layer="layout" svg:x1="12.432cm" svg:y1="3.582cm" svg:x2="12.687cm" svg:y2="3.582cm">
              <text:p/>
            </draw:line>
          </draw:g>
          <draw:g draw:style-name="gr2" xml:id="id2" draw:id="id2">
            <draw:glue-point draw:id="4" svg:x="-5cm" svg:y="5.04cm"/>
            <draw:glue-point draw:id="5" svg:x="5cm" svg:y="5.04cm"/>
            <draw:line draw:style-name="gr12" draw:text-style-name="P5" draw:layer="layout" svg:x1="13.107cm" svg:y1="3.579cm" svg:x2="13.362cm" svg:y2="3.579cm">
              <text:p/>
            </draw:line>
            <draw:line draw:style-name="gr13" draw:text-style-name="P5" draw:layer="layout" svg:x1="14.126cm" svg:y1="3.579cm" svg:x2="14.381cm" svg:y2="3.579cm">
              <text:p/>
            </draw:line>
            <draw:path draw:style-name="gr14" draw:text-style-name="P4" draw:layer="layout" svg:width="0.191cm" svg:height="0.128cm" svg:x="13.362cm" svg:y="3.45cm" svg:viewBox="0 0 192 129" svg:d="M0 129c96-290 192 0 192 0">
              <text:p/>
            </draw:path>
            <draw:path draw:style-name="gr15" draw:text-style-name="P4" draw:layer="layout" svg:width="0.191cm" svg:height="0.128cm" svg:x="13.554cm" svg:y="3.451cm" svg:viewBox="0 0 192 129" svg:d="M0 129c96-290 192 0 192 0">
              <text:p/>
            </draw:path>
            <draw:path draw:style-name="gr16" draw:text-style-name="P4" draw:layer="layout" svg:width="0.191cm" svg:height="0.128cm" svg:x="13.746cm" svg:y="3.45cm" svg:viewBox="0 0 192 129" svg:d="M0 129c96-290 192 0 192 0">
              <text:p/>
            </draw:path>
            <draw:path draw:style-name="gr17" draw:text-style-name="P4" draw:layer="layout" svg:width="0.191cm" svg:height="0.128cm" svg:x="13.936cm" svg:y="3.45cm" svg:viewBox="0 0 192 129" svg:d="M0 129c96-290 192 0 192 0">
              <text:p/>
            </draw:path>
          </draw:g>
          <draw:connector draw:style-name="gr18" draw:text-style-name="P6" draw:layer="layout" svg:x1="12.686cm" svg:y1="3.582cm" svg:x2="13.107cm" svg:y2="3.58cm" draw:start-shape="id1" draw:start-glue-point="1" draw:end-shape="id2" draw:end-glue-point="4" svg:d="M12686 3582h421v-2" svg:viewBox="0 0 422 3">
            <text:p/>
          </draw:connector>
          <draw:frame draw:style-name="gr19" draw:text-style-name="P7" draw:layer="layout" svg:width="0.4cm" svg:height="0.305cm" svg:x="11.92cm" svg:y="3.022cm">
            <draw:image xlink:href="Pictures/10000F810000018900000127635CAC29.svg" xlink:type="simple" xlink:show="embed" xlink:actuate="onLoad" draw:mime-type="image/svg+xml">
              <text:p/>
            </draw:image>
            <draw:image xlink:href="Pictures/10000001000000130000000EAFCD96DD.png" xlink:type="simple" xlink:show="embed" xlink:actuate="onLoad" draw:mime-type="image/png"/>
            <svg:title>TexMaths</svg:title>
            <svg:desc>10§display§R_a§svg§600§TRUE§</svg:desc>
          </draw:frame>
          <draw:frame draw:style-name="gr19" draw:text-style-name="P7" draw:layer="layout" svg:width="0.372cm" svg:height="0.306cm" svg:x="13.568cm" svg:y="3.029cm">
            <draw:image xlink:href="Pictures/10000C970000016E00000127F8452E97.svg" xlink:type="simple" xlink:show="embed" xlink:actuate="onLoad" draw:mime-type="image/svg+xml">
              <text:p/>
            </draw:image>
            <draw:image xlink:href="Pictures/10000001000000110000000E47822B27.png" xlink:type="simple" xlink:show="embed" xlink:actuate="onLoad" draw:mime-type="image/png"/>
            <svg:title>TexMaths</svg:title>
            <svg:desc>10§display§L_a§svg§600§TRUE§</svg:desc>
          </draw:frame>
          <draw:ellipse draw:style-name="gr20" draw:text-style-name="P9" xml:id="id6" draw:id="id6" draw:layer="layout" svg:width="1.019cm" svg:height="1.038cm" svg:x="2.314cm" svg:y="3.069cm">
            <text:p text:style-name="P8"><text:span text:style-name="T1">G</text:span></text:p>
          </draw:ellipse>
          <draw:frame draw:style-name="gr19" draw:text-style-name="P7" draw:layer="layout" svg:width="0.332cm" svg:height="0.305cm" svg:x="2.788cm" svg:y="2.485cm">
            <draw:image xlink:href="Pictures/10000C4A00000146000001277E34C13A.svg" xlink:type="simple" xlink:show="embed" xlink:actuate="onLoad" draw:mime-type="image/svg+xml">
              <text:p/>
            </draw:image>
            <draw:image xlink:href="Pictures/100000010000000F0000000E30628BFE.png" xlink:type="simple" xlink:show="embed" xlink:actuate="onLoad" draw:mime-type="image/png"/>
            <svg:title>TexMaths</svg:title>
            <svg:desc>10§display§V_a§svg§600§TRUE§</svg:desc>
          </draw:frame>
          <draw:line draw:style-name="gr21" draw:text-style-name="P10" draw:layer="layout" svg:x1="4.159cm" svg:y1="3.596cm" svg:x2="4.418cm" svg:y2="3.596cm">
            <text:p/>
          </draw:line>
          <draw:frame draw:style-name="gr19" draw:text-style-name="P7" draw:layer="layout" svg:width="0.287cm" svg:height="0.306cm" svg:x="4.103cm" svg:y="2.814cm">
            <draw:image xlink:href="Pictures/10000C000000011B000001271A7EB750.svg" xlink:type="simple" xlink:show="embed" xlink:actuate="onLoad" draw:mime-type="image/svg+xml">
              <text:p/>
            </draw:image>
            <draw:image xlink:href="Pictures/100000010000000D0000000EAEF852EC.png" xlink:type="simple" xlink:show="embed" xlink:actuate="onLoad" draw:mime-type="image/png"/>
            <svg:title>TexMaths</svg:title>
            <svg:desc>10§display§I_a§svg§600§TRUE§</svg:desc>
          </draw:frame>
          <draw:g draw:style-name="gr2" xml:id="id3" draw:id="id3">
            <draw:line draw:style-name="gr22" draw:text-style-name="P5" draw:layer="layout" svg:x1="10.524cm" svg:y1="5.532cm" svg:x2="10.524cm" svg:y2="5.727cm">
              <text:p/>
            </draw:line>
            <draw:line draw:style-name="gr23" draw:text-style-name="P5" draw:layer="layout" svg:x1="10.333cm" svg:y1="5.728cm" svg:x2="10.715cm" svg:y2="5.728cm">
              <text:p/>
            </draw:line>
            <draw:line draw:style-name="gr24" draw:text-style-name="P5" draw:layer="layout" svg:x1="10.397cm" svg:y1="5.824cm" svg:x2="10.652cm" svg:y2="5.824cm">
              <text:p/>
            </draw:line>
            <draw:line draw:style-name="gr25" draw:text-style-name="P5" draw:layer="layout" svg:x1="10.46cm" svg:y1="5.922cm" svg:x2="10.587cm" svg:y2="5.922cm">
              <text:p/>
            </draw:line>
          </draw:g>
          <draw:g draw:style-name="gr2" xml:id="id4" draw:id="id4">
            <draw:line draw:style-name="gr26" draw:text-style-name="P5" draw:layer="layout" svg:x1="10.27cm" svg:y1="5.027cm" svg:x2="10.779cm" svg:y2="5.027cm">
              <text:p/>
            </draw:line>
            <draw:line draw:style-name="gr27" draw:text-style-name="P5" draw:layer="layout" svg:x1="10.27cm" svg:y1="4.897cm" svg:x2="10.779cm" svg:y2="4.897cm">
              <text:p/>
            </draw:line>
            <draw:line draw:style-name="gr28" draw:text-style-name="P5" draw:layer="layout" svg:x1="10.524cm" svg:y1="5.027cm" svg:x2="10.524cm" svg:y2="5.287cm">
              <text:p/>
            </draw:line>
            <draw:line draw:style-name="gr29" draw:text-style-name="P5" draw:layer="layout" svg:x1="10.524cm" svg:y1="4.897cm" svg:x2="10.524cm" svg:y2="4.637cm">
              <text:p/>
            </draw:line>
          </draw:g>
          <draw:connector draw:style-name="gr30" draw:text-style-name="P7" draw:layer="layout" svg:x1="10.524cm" svg:y1="5.532cm" svg:x2="10.524cm" svg:y2="5.286cm" draw:start-shape="id3" draw:start-glue-point="0" draw:end-shape="id4" draw:end-glue-point="2" svg:d="M10524 5532v-246" svg:viewBox="0 0 1 247">
            <text:p/>
          </draw:connector>
          <draw:frame draw:style-name="gr19" draw:text-style-name="P7" draw:layer="layout" svg:width="0.408cm" svg:height="0.34cm" svg:x="9.742cm" svg:y="4.758cm">
            <draw:image xlink:href="Pictures/10000BBA0000019100000149C6C213C5.svg" xlink:type="simple" xlink:show="embed" xlink:actuate="onLoad" draw:mime-type="image/svg+xml">
              <text:p/>
            </draw:image>
            <draw:image xlink:href="Pictures/100000010000001300000010EA199106.png" xlink:type="simple" xlink:show="embed" xlink:actuate="onLoad" draw:mime-type="image/png"/>
            <svg:title>TexMaths</svg:title>
            <svg:desc>10§display§C_a§svg§600§TRUE§</svg:desc>
          </draw:frame>
          <draw:connector draw:style-name="gr31" draw:text-style-name="P10" draw:layer="layout" draw:type="line" svg:x1="10.524cm" svg:y1="4.637cm" svg:x2="10.517cm" svg:y2="3.568cm" draw:start-shape="id4" draw:start-glue-point="0" svg:d="M10524 4637l-7-1069" svg:viewBox="0 0 8 1070">
            <text:p/>
          </draw:connector>
          <draw:connector draw:style-name="gr31" draw:text-style-name="P10" draw:layer="layout" draw:type="line" svg:x1="11.413cm" svg:y1="3.582cm" svg:x2="10.646cm" svg:y2="3.581cm" draw:start-shape="id1" draw:start-glue-point="3" draw:end-shape="id5" draw:end-glue-point="1" svg:d="M11413 3582l-767-1" svg:viewBox="0 0 768 2">
            <text:p/>
          </draw:connector>
          <draw:g draw:style-name="gr1" xml:id="id5" draw:id="id5">
            <draw:custom-shape draw:style-name="gr32" draw:text-style-name="P11" draw:layer="layout" svg:width="0.255cm" svg:height="0.26cm" svg:x="10.391cm" svg:y="3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3" draw:text-style-name="P12" draw:layer="layout" svg:x1="10.518cm" svg:y1="3.711cm" svg:x2="10.518cm" svg:y2="3.581cm">
              <text:p/>
            </draw:line>
            <draw:line draw:style-name="gr34" draw:text-style-name="P12" draw:layer="layout" svg:x1="10.391cm" svg:y1="3.581cm" svg:x2="10.646cm" svg:y2="3.581cm">
              <text:p/>
            </draw:line>
            <draw:custom-shape draw:style-name="gr35" draw:text-style-name="P13" draw:layer="layout" svg:width="0.102cm" svg:height="0.104cm" svg:x="10.467cm" svg:y="3.52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36" draw:text-style-name="P14" draw:layer="layout" svg:x1="10.522cm" svg:y1="3.979cm" svg:x2="10.522cm" svg:y2="4.309cm">
            <text:p/>
          </draw:line>
          <draw:frame draw:style-name="gr19" draw:text-style-name="P7" draw:layer="layout" svg:width="0.326cm" svg:height="0.439cm" svg:x="9.762cm" svg:y="3.932cm">
            <draw:image xlink:href="Pictures/10000F6700000141000001A8E55BCD1F.svg" xlink:type="simple" xlink:show="embed" xlink:actuate="onLoad" draw:mime-type="image/svg+xml">
              <text:p/>
            </draw:image>
            <draw:image xlink:href="Pictures/100000010000000F000000147C69581B.png" xlink:type="simple" xlink:show="embed" xlink:actuate="onLoad" draw:mime-type="image/png"/>
            <svg:title>TexMaths</svg:title>
            <svg:desc>10§display§I_a^2§svg§600§TRUE§</svg:desc>
          </draw:frame>
          <draw:connector draw:style-name="gr31" draw:text-style-name="P10" draw:layer="layout" draw:type="line" svg:x1="3.333cm" svg:y1="3.588cm" svg:x2="10.391cm" svg:y2="3.581cm" draw:start-shape="id6" draw:start-glue-point="1" draw:end-shape="id5" draw:end-glue-point="3" svg:d="M3333 3588l7058-7" svg:viewBox="0 0 7059 8">
            <text:p/>
          </draw:connector>
          <draw:g draw:style-name="gr2" xml:id="id7" draw:id="id7">
            <draw:line draw:style-name="gr37" draw:text-style-name="P5" draw:layer="layout" svg:x1="15.119cm" svg:y1="5.531cm" svg:x2="15.119cm" svg:y2="5.726cm">
              <text:p/>
            </draw:line>
            <draw:line draw:style-name="gr38" draw:text-style-name="P5" draw:layer="layout" svg:x1="14.928cm" svg:y1="5.727cm" svg:x2="15.31cm" svg:y2="5.727cm">
              <text:p/>
            </draw:line>
            <draw:line draw:style-name="gr39" draw:text-style-name="P5" draw:layer="layout" svg:x1="14.992cm" svg:y1="5.823cm" svg:x2="15.247cm" svg:y2="5.823cm">
              <text:p/>
            </draw:line>
            <draw:line draw:style-name="gr40" draw:text-style-name="P5" draw:layer="layout" svg:x1="15.055cm" svg:y1="5.921cm" svg:x2="15.182cm" svg:y2="5.921cm">
              <text:p/>
            </draw:line>
          </draw:g>
          <draw:g draw:style-name="gr2" xml:id="id8" draw:id="id8">
            <draw:line draw:style-name="gr41" draw:text-style-name="P5" draw:layer="layout" svg:x1="14.865cm" svg:y1="5.026cm" svg:x2="15.374cm" svg:y2="5.026cm">
              <text:p/>
            </draw:line>
            <draw:line draw:style-name="gr42" draw:text-style-name="P5" draw:layer="layout" svg:x1="14.865cm" svg:y1="4.896cm" svg:x2="15.374cm" svg:y2="4.896cm">
              <text:p/>
            </draw:line>
            <draw:line draw:style-name="gr43" draw:text-style-name="P5" draw:layer="layout" svg:x1="15.119cm" svg:y1="5.026cm" svg:x2="15.119cm" svg:y2="5.286cm">
              <text:p/>
            </draw:line>
            <draw:line draw:style-name="gr44" draw:text-style-name="P5" draw:layer="layout" svg:x1="15.119cm" svg:y1="4.896cm" svg:x2="15.119cm" svg:y2="4.636cm">
              <text:p/>
            </draw:line>
          </draw:g>
          <draw:connector draw:style-name="gr30" draw:text-style-name="P7" draw:layer="layout" svg:x1="15.119cm" svg:y1="5.531cm" svg:x2="15.119cm" svg:y2="5.285cm" draw:start-shape="id7" draw:start-glue-point="0" draw:end-shape="id8" draw:end-glue-point="2" svg:d="M15119 5531v-246" svg:viewBox="0 0 1 247">
            <text:p/>
          </draw:connector>
          <draw:frame draw:style-name="gr19" draw:text-style-name="P7" draw:layer="layout" svg:width="0.407cm" svg:height="0.34cm" svg:x="14.337cm" svg:y="4.757cm">
            <draw:image xlink:href="Pictures/10000BBA0000019100000149C6C213C5.svg" xlink:type="simple" xlink:show="embed" xlink:actuate="onLoad" draw:mime-type="image/svg+xml">
              <text:p/>
            </draw:image>
            <draw:image xlink:href="Pictures/100000010000001300000010EA199106.png" xlink:type="simple" xlink:show="embed" xlink:actuate="onLoad" draw:mime-type="image/png"/>
            <svg:title>TexMaths</svg:title>
            <svg:desc>10§display§C_a§svg§600§TRUE§</svg:desc>
          </draw:frame>
          <draw:connector draw:style-name="gr31" draw:text-style-name="P10" draw:layer="layout" draw:type="line" svg:x1="15.119cm" svg:y1="4.636cm" svg:x2="15.112cm" svg:y2="3.567cm" draw:start-shape="id8" draw:start-glue-point="0" svg:d="M15119 4636l-7-1069" svg:viewBox="0 0 8 1070">
            <text:p/>
          </draw:connector>
          <draw:g draw:style-name="gr1" xml:id="id9" draw:id="id9">
            <draw:custom-shape draw:style-name="gr45" draw:text-style-name="P11" draw:layer="layout" svg:width="0.255cm" svg:height="0.26cm" svg:x="14.986cm" svg:y="3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6" draw:text-style-name="P12" draw:layer="layout" svg:x1="15.113cm" svg:y1="3.71cm" svg:x2="15.113cm" svg:y2="3.58cm">
              <text:p/>
            </draw:line>
            <draw:line draw:style-name="gr47" draw:text-style-name="P12" draw:layer="layout" svg:x1="14.986cm" svg:y1="3.58cm" svg:x2="15.241cm" svg:y2="3.58cm">
              <text:p/>
            </draw:line>
            <draw:custom-shape draw:style-name="gr48" draw:text-style-name="P13" draw:layer="layout" svg:width="0.102cm" svg:height="0.104cm" svg:x="15.062cm" svg:y="3.52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36" draw:text-style-name="P14" draw:layer="layout" svg:x1="15.117cm" svg:y1="3.978cm" svg:x2="15.117cm" svg:y2="4.308cm">
            <text:p/>
          </draw:line>
          <draw:frame draw:style-name="gr19" draw:text-style-name="P7" draw:layer="layout" svg:width="0.302cm" svg:height="0.412cm" svg:x="14.357cm" svg:y="3.932cm">
            <draw:image xlink:href="Pictures/10001146000001290000018E78B7EA29.svg" xlink:type="simple" xlink:show="embed" xlink:actuate="onLoad" draw:mime-type="image/svg+xml">
              <text:p/>
            </draw:image>
            <draw:image xlink:href="Pictures/100000010000000E000000132D2FFC87.png" xlink:type="simple" xlink:show="embed" xlink:actuate="onLoad" draw:mime-type="image/png"/>
            <svg:title>TexMaths</svg:title>
            <svg:desc>10§display§I_a^3§svg§600§TRUE§</svg:desc>
          </draw:frame>
          <draw:connector draw:style-name="gr31" draw:text-style-name="P10" draw:layer="layout" draw:type="line" svg:x1="14.381cm" svg:y1="3.58cm" svg:x2="14.986cm" svg:y2="3.58cm" draw:start-shape="id2" draw:start-glue-point="5" draw:end-shape="id9" draw:end-glue-point="3" svg:d="M14381 3580h605" svg:viewBox="0 0 606 1">
            <text:p/>
          </draw:connector>
          <draw:line draw:style-name="gr49" draw:text-style-name="P10" draw:layer="layout" svg:x1="11.224cm" svg:y1="3.582cm" svg:x2="11.249cm" svg:y2="3.582cm">
            <text:p/>
          </draw:line>
          <draw:frame draw:style-name="gr19" draw:text-style-name="P7" draw:layer="layout" svg:width="0.318cm" svg:height="0.44cm" svg:x="10.869cm" svg:y="2.946cm">
            <draw:image xlink:href="Pictures/10000E1100000139000001A894C8E863.svg" xlink:type="simple" xlink:show="embed" xlink:actuate="onLoad" draw:mime-type="image/svg+xml">
              <text:p/>
            </draw:image>
            <draw:image xlink:href="Pictures/100000010000000F00000014047414AA.png" xlink:type="simple" xlink:show="embed" xlink:actuate="onLoad" draw:mime-type="image/png"/>
            <svg:title>TexMaths</svg:title>
            <svg:desc>10§display§I_a^1§svg§600§TRUE§</svg:desc>
          </draw:frame>
          <draw:connector draw:style-name="gr31" draw:text-style-name="P10" xml:id="id48" draw:id="id48" draw:layer="layout" draw:type="line" svg:x1="15.241cm" svg:y1="3.58cm" svg:x2="17.607cm" svg:y2="3.598cm" draw:start-shape="id9" draw:start-glue-point="1" svg:d="M15241 3580l2366 18" svg:viewBox="0 0 2367 19">
            <text:p/>
          </draw:connector>
          <draw:line draw:style-name="gr50" draw:text-style-name="P10" draw:layer="layout" svg:x1="16.106cm" svg:y1="3.588cm" svg:x2="16.131cm" svg:y2="3.588cm">
            <text:p/>
          </draw:line>
          <draw:frame draw:style-name="gr19" draw:text-style-name="P7" draw:layer="layout" svg:width="0.408cm" svg:height="0.444cm" svg:x="15.734cm" svg:y="2.913cm">
            <draw:image xlink:href="Pictures/100011BF00000192000001ADDDD43E32.svg" xlink:type="simple" xlink:show="embed" xlink:actuate="onLoad" draw:mime-type="image/svg+xml">
              <text:p/>
            </draw:image>
            <draw:image xlink:href="Pictures/100000010000001300000014735EEE3B.png" xlink:type="simple" xlink:show="embed" xlink:actuate="onLoad" draw:mime-type="image/png"/>
            <svg:title>TexMaths</svg:title>
            <svg:desc>10§display§I_a^P§svg§600§TRUE§</svg:desc>
          </draw:frame>
          <draw:g draw:style-name="gr2" xml:id="id10" draw:id="id10">
            <draw:rect draw:style-name="gr51" draw:text-style-name="P4" draw:layer="layout" svg:width="0.779cm" svg:height="0.255cm" draw:transform="rotate (1.5707963267949) translate (8.739cm 5.319cm)">
              <text:p/>
            </draw:rect>
            <draw:line draw:style-name="gr52" draw:text-style-name="P5" draw:layer="layout" svg:x1="8.867cm" svg:y1="5.579cm" svg:x2="8.867cm" svg:y2="5.319cm">
              <text:p/>
            </draw:line>
            <draw:line draw:style-name="gr53" draw:text-style-name="P5" draw:layer="layout" svg:x1="8.867cm" svg:y1="4.541cm" svg:x2="8.867cm" svg:y2="4.281cm">
              <text:p/>
            </draw:line>
          </draw:g>
          <draw:g draw:style-name="gr2">
            <draw:line draw:style-name="gr54" draw:text-style-name="P5" draw:layer="layout" svg:x1="8.87cm" svg:y1="5.532cm" svg:x2="8.87cm" svg:y2="5.727cm">
              <text:p/>
            </draw:line>
            <draw:line draw:style-name="gr55" draw:text-style-name="P5" draw:layer="layout" svg:x1="8.678cm" svg:y1="5.728cm" svg:x2="9.06cm" svg:y2="5.728cm">
              <text:p/>
            </draw:line>
            <draw:line draw:style-name="gr56" draw:text-style-name="P5" draw:layer="layout" svg:x1="8.743cm" svg:y1="5.824cm" svg:x2="8.998cm" svg:y2="5.824cm">
              <text:p/>
            </draw:line>
            <draw:line draw:style-name="gr57" draw:text-style-name="P5" draw:layer="layout" svg:x1="8.806cm" svg:y1="5.922cm" svg:x2="8.933cm" svg:y2="5.922cm">
              <text:p/>
            </draw:line>
          </draw:g>
          <draw:g draw:style-name="gr1" xml:id="id11" draw:id="id11">
            <draw:custom-shape draw:style-name="gr58" draw:text-style-name="P11" draw:layer="layout" svg:width="0.255cm" svg:height="0.26cm" svg:x="8.737cm" svg:y="3.4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9" draw:text-style-name="P12" draw:layer="layout" svg:x1="8.865cm" svg:y1="3.712cm" svg:x2="8.865cm" svg:y2="3.582cm">
              <text:p/>
            </draw:line>
            <draw:line draw:style-name="gr60" draw:text-style-name="P12" draw:layer="layout" svg:x1="8.737cm" svg:y1="3.582cm" svg:x2="8.992cm" svg:y2="3.582cm">
              <text:p/>
            </draw:line>
            <draw:custom-shape draw:style-name="gr61" draw:text-style-name="P13" draw:layer="layout" svg:width="0.102cm" svg:height="0.104cm" svg:x="8.814cm" svg:y="3.5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onnector draw:style-name="gr31" draw:text-style-name="P10" draw:layer="layout" draw:type="line" svg:x1="8.866cm" svg:y1="4.281cm" svg:x2="8.864cm" svg:y2="3.712cm" draw:start-shape="id10" draw:start-glue-point="0" draw:end-shape="id11" draw:end-glue-point="2" svg:d="M8866 4281l-2-569" svg:viewBox="0 0 3 570">
            <text:p/>
          </draw:connector>
          <draw:line draw:style-name="gr36" draw:text-style-name="P14" draw:layer="layout" svg:x1="8.869cm" svg:y1="3.994cm" svg:x2="8.869cm" svg:y2="4.324cm">
            <text:p/>
          </draw:line>
          <draw:frame draw:style-name="gr19" draw:text-style-name="P7" draw:layer="layout" svg:width="0.435cm" svg:height="0.382cm" svg:x="8.127cm" svg:y="4.79cm">
            <draw:image xlink:href="Pictures/10000F40000001AC0000017128042BF7.svg" xlink:type="simple" xlink:show="embed" xlink:actuate="onLoad" draw:mime-type="image/svg+xml">
              <text:p/>
            </draw:image>
            <draw:image xlink:href="Pictures/10000001000000140000001137417058.png" xlink:type="simple" xlink:show="embed" xlink:actuate="onLoad" draw:mime-type="image/png"/>
            <svg:title>TexMaths</svg:title>
            <svg:desc>10§display§R_f§svg§600§TRUE§</svg:desc>
          </draw:frame>
          <draw:frame draw:style-name="gr19" draw:text-style-name="P7" draw:layer="layout" svg:width="0.351cm" svg:height="0.45cm" svg:x="8.179cm" svg:y="3.969cm">
            <draw:image xlink:href="Pictures/1000117C00000159000001B2E2DE4322.svg" xlink:type="simple" xlink:show="embed" xlink:actuate="onLoad" draw:mime-type="image/svg+xml">
              <text:p/>
            </draw:image>
            <draw:image xlink:href="Pictures/10000001000000100000001580C77F11.png" xlink:type="simple" xlink:show="embed" xlink:actuate="onLoad" draw:mime-type="image/png"/>
            <svg:title>TexMaths</svg:title>
            <svg:desc>10§display§I_a^f§svg§600§TRUE§</svg:desc>
          </draw:frame>
          <draw:g draw:style-name="gr2" xml:id="id12" draw:id="id12">
            <draw:rect draw:style-name="gr62" draw:text-style-name="P4" draw:layer="layout" svg:width="0.765cm" svg:height="0.26cm" svg:x="11.657cm" svg:y="6.916cm">
              <text:p/>
            </draw:rect>
            <draw:line draw:style-name="gr63" draw:text-style-name="P5" draw:layer="layout" svg:x1="11.403cm" svg:y1="7.046cm" svg:x2="11.658cm" svg:y2="7.046cm">
              <text:p/>
            </draw:line>
            <draw:line draw:style-name="gr64" draw:text-style-name="P5" draw:layer="layout" svg:x1="12.422cm" svg:y1="7.046cm" svg:x2="12.677cm" svg:y2="7.046cm">
              <text:p/>
            </draw:line>
          </draw:g>
          <draw:g draw:style-name="gr2" xml:id="id13" draw:id="id13">
            <draw:glue-point draw:id="4" svg:x="-5cm" svg:y="5.04cm"/>
            <draw:glue-point draw:id="5" svg:x="5cm" svg:y="5.04cm"/>
            <draw:line draw:style-name="gr65" draw:text-style-name="P5" draw:layer="layout" svg:x1="13.097cm" svg:y1="7.043cm" svg:x2="13.352cm" svg:y2="7.043cm">
              <text:p/>
            </draw:line>
            <draw:line draw:style-name="gr66" draw:text-style-name="P5" draw:layer="layout" svg:x1="14.116cm" svg:y1="7.043cm" svg:x2="14.371cm" svg:y2="7.043cm">
              <text:p/>
            </draw:line>
            <draw:path draw:style-name="gr67" draw:text-style-name="P4" draw:layer="layout" svg:width="0.191cm" svg:height="0.128cm" svg:x="13.352cm" svg:y="6.914cm" svg:viewBox="0 0 192 129" svg:d="M0 129c96-290 192 0 192 0">
              <text:p/>
            </draw:path>
            <draw:path draw:style-name="gr68" draw:text-style-name="P4" draw:layer="layout" svg:width="0.191cm" svg:height="0.128cm" svg:x="13.544cm" svg:y="6.915cm" svg:viewBox="0 0 192 129" svg:d="M0 129c96-290 192 0 192 0">
              <text:p/>
            </draw:path>
            <draw:path draw:style-name="gr69" draw:text-style-name="P4" draw:layer="layout" svg:width="0.191cm" svg:height="0.128cm" svg:x="13.736cm" svg:y="6.914cm" svg:viewBox="0 0 192 129" svg:d="M0 129c96-290 192 0 192 0">
              <text:p/>
            </draw:path>
            <draw:path draw:style-name="gr70" draw:text-style-name="P4" draw:layer="layout" svg:width="0.191cm" svg:height="0.128cm" svg:x="13.925cm" svg:y="6.914cm" svg:viewBox="0 0 192 129" svg:d="M0 129c96-290 192 0 192 0">
              <text:p/>
            </draw:path>
          </draw:g>
          <draw:connector draw:style-name="gr18" draw:text-style-name="P6" draw:layer="layout" svg:x1="12.676cm" svg:y1="7.046cm" svg:x2="13.097cm" svg:y2="7.044cm" draw:start-shape="id12" draw:start-glue-point="1" draw:end-shape="id13" draw:end-glue-point="4" svg:d="M12676 7046h421v-2" svg:viewBox="0 0 422 3">
            <text:p/>
          </draw:connector>
          <draw:frame draw:style-name="gr19" draw:text-style-name="P7" draw:layer="layout" svg:width="0.374cm" svg:height="0.305cm" svg:x="11.911cm" svg:y="6.486cm">
            <draw:image xlink:href="Pictures/10000ED100000170000001271177D220.svg" xlink:type="simple" xlink:show="embed" xlink:actuate="onLoad" draw:mime-type="image/svg+xml">
              <text:p/>
            </draw:image>
            <draw:image xlink:href="Pictures/10000001000000110000000EF320E532.png" xlink:type="simple" xlink:show="embed" xlink:actuate="onLoad" draw:mime-type="image/png"/>
            <svg:title>TexMaths</svg:title>
            <svg:desc>10§display§R_b§svg§600§TRUE§</svg:desc>
          </draw:frame>
          <draw:frame draw:style-name="gr19" draw:text-style-name="P7" draw:layer="layout" svg:width="0.346cm" svg:height="0.306cm" svg:x="13.558cm" svg:y="6.493cm">
            <draw:image xlink:href="Pictures/10000BE70000015500000127914A9F87.svg" xlink:type="simple" xlink:show="embed" xlink:actuate="onLoad" draw:mime-type="image/svg+xml">
              <text:p/>
            </draw:image>
            <draw:image xlink:href="Pictures/10000001000000100000000EBA1FB249.png" xlink:type="simple" xlink:show="embed" xlink:actuate="onLoad" draw:mime-type="image/png"/>
            <svg:title>TexMaths</svg:title>
            <svg:desc>10§display§L_b§svg§600§TRUE§</svg:desc>
          </draw:frame>
          <draw:ellipse draw:style-name="gr71" draw:text-style-name="P9" xml:id="id17" draw:id="id17" draw:layer="layout" svg:width="1.018cm" svg:height="1.038cm" svg:x="2.304cm" svg:y="6.533cm">
            <text:p text:style-name="P8"><text:span text:style-name="T1">G</text:span></text:p>
          </draw:ellipse>
          <draw:frame draw:style-name="gr19" draw:text-style-name="P7" draw:layer="layout" svg:width="0.306cm" svg:height="0.305cm" svg:x="2.778cm" svg:y="5.949cm">
            <draw:image xlink:href="Pictures/10000B9C0000012D00000127BAD9A83C.svg" xlink:type="simple" xlink:show="embed" xlink:actuate="onLoad" draw:mime-type="image/svg+xml">
              <text:p/>
            </draw:image>
            <draw:image xlink:href="Pictures/100000010000000E0000000E3AB1D214.png" xlink:type="simple" xlink:show="embed" xlink:actuate="onLoad" draw:mime-type="image/png"/>
            <svg:title>TexMaths</svg:title>
            <svg:desc>10§display§V_b§svg§600§TRUE§</svg:desc>
          </draw:frame>
          <draw:line draw:style-name="gr21" draw:text-style-name="P10" draw:layer="layout" svg:x1="4.149cm" svg:y1="7.06cm" svg:x2="4.408cm" svg:y2="7.06cm">
            <text:p/>
          </draw:line>
          <draw:frame draw:style-name="gr19" draw:text-style-name="P7" draw:layer="layout" svg:width="0.261cm" svg:height="0.306cm" svg:x="4.094cm" svg:y="6.278cm">
            <draw:image xlink:href="Pictures/10000B5A00000102000001272CEA9EF6.svg" xlink:type="simple" xlink:show="embed" xlink:actuate="onLoad" draw:mime-type="image/svg+xml">
              <text:p/>
            </draw:image>
            <draw:image xlink:href="Pictures/100000010000000C0000000E1C1F582A.png" xlink:type="simple" xlink:show="embed" xlink:actuate="onLoad" draw:mime-type="image/png"/>
            <svg:title>TexMaths</svg:title>
            <svg:desc>10§display§I_b§svg§600§TRUE§</svg:desc>
          </draw:frame>
          <draw:g draw:style-name="gr2" xml:id="id14" draw:id="id14">
            <draw:line draw:style-name="gr72" draw:text-style-name="P5" draw:layer="layout" svg:x1="10.514cm" svg:y1="8.996cm" svg:x2="10.514cm" svg:y2="9.191cm">
              <text:p/>
            </draw:line>
            <draw:line draw:style-name="gr73" draw:text-style-name="P5" draw:layer="layout" svg:x1="10.323cm" svg:y1="9.192cm" svg:x2="10.705cm" svg:y2="9.192cm">
              <text:p/>
            </draw:line>
            <draw:line draw:style-name="gr74" draw:text-style-name="P5" draw:layer="layout" svg:x1="10.387cm" svg:y1="9.288cm" svg:x2="10.642cm" svg:y2="9.288cm">
              <text:p/>
            </draw:line>
            <draw:line draw:style-name="gr75" draw:text-style-name="P5" draw:layer="layout" svg:x1="10.45cm" svg:y1="9.386cm" svg:x2="10.577cm" svg:y2="9.386cm">
              <text:p/>
            </draw:line>
          </draw:g>
          <draw:g draw:style-name="gr2" xml:id="id15" draw:id="id15">
            <draw:line draw:style-name="gr76" draw:text-style-name="P5" draw:layer="layout" svg:x1="10.26cm" svg:y1="8.49cm" svg:x2="10.769cm" svg:y2="8.49cm">
              <text:p/>
            </draw:line>
            <draw:line draw:style-name="gr77" draw:text-style-name="P5" draw:layer="layout" svg:x1="10.26cm" svg:y1="8.361cm" svg:x2="10.769cm" svg:y2="8.361cm">
              <text:p/>
            </draw:line>
            <draw:line draw:style-name="gr78" draw:text-style-name="P5" draw:layer="layout" svg:x1="10.514cm" svg:y1="8.49cm" svg:x2="10.514cm" svg:y2="8.75cm">
              <text:p/>
            </draw:line>
            <draw:line draw:style-name="gr79" draw:text-style-name="P5" draw:layer="layout" svg:x1="10.514cm" svg:y1="8.361cm" svg:x2="10.514cm" svg:y2="8.101cm">
              <text:p/>
            </draw:line>
          </draw:g>
          <draw:connector draw:style-name="gr30" draw:text-style-name="P7" draw:layer="layout" svg:x1="10.514cm" svg:y1="8.996cm" svg:x2="10.514cm" svg:y2="8.75cm" draw:start-shape="id14" draw:start-glue-point="0" draw:end-shape="id15" draw:end-glue-point="2" svg:d="M10514 8996v-246" svg:viewBox="0 0 1 247">
            <text:p/>
          </draw:connector>
          <draw:frame draw:style-name="gr19" draw:text-style-name="P7" draw:layer="layout" svg:width="0.382cm" svg:height="0.341cm" svg:x="9.733cm" svg:y="8.221cm">
            <draw:image xlink:href="Pictures/10000B100000017800000149541089F7.svg" xlink:type="simple" xlink:show="embed" xlink:actuate="onLoad" draw:mime-type="image/svg+xml">
              <text:p/>
            </draw:image>
            <draw:image xlink:href="Pictures/1000000100000012000000100DE8E25D.png" xlink:type="simple" xlink:show="embed" xlink:actuate="onLoad" draw:mime-type="image/png"/>
            <svg:title>TexMaths</svg:title>
            <svg:desc>10§display§C_b§svg§600§TRUE§</svg:desc>
          </draw:frame>
          <draw:connector draw:style-name="gr31" draw:text-style-name="P10" draw:layer="layout" draw:type="line" svg:x1="10.514cm" svg:y1="8.101cm" svg:x2="10.507cm" svg:y2="7.032cm" draw:start-shape="id15" draw:start-glue-point="0" svg:d="M10514 8101l-7-1069" svg:viewBox="0 0 8 1070">
            <text:p/>
          </draw:connector>
          <draw:connector draw:style-name="gr31" draw:text-style-name="P10" draw:layer="layout" draw:type="line" svg:x1="11.403cm" svg:y1="7.046cm" svg:x2="10.636cm" svg:y2="7.045cm" draw:start-shape="id12" draw:start-glue-point="3" draw:end-shape="id16" draw:end-glue-point="1" svg:d="M11403 7046l-767-1" svg:viewBox="0 0 768 2">
            <text:p/>
          </draw:connector>
          <draw:g draw:style-name="gr1" xml:id="id16" draw:id="id16">
            <draw:custom-shape draw:style-name="gr80" draw:text-style-name="P11" draw:layer="layout" svg:width="0.255cm" svg:height="0.26cm" svg:x="10.381cm" svg:y="6.9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1" draw:text-style-name="P12" draw:layer="layout" svg:x1="10.508cm" svg:y1="7.175cm" svg:x2="10.508cm" svg:y2="7.045cm">
              <text:p/>
            </draw:line>
            <draw:line draw:style-name="gr82" draw:text-style-name="P12" draw:layer="layout" svg:x1="10.381cm" svg:y1="7.045cm" svg:x2="10.636cm" svg:y2="7.045cm">
              <text:p/>
            </draw:line>
            <draw:custom-shape draw:style-name="gr83" draw:text-style-name="P13" draw:layer="layout" svg:width="0.102cm" svg:height="0.104cm" svg:x="10.457cm" svg:y="6.99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36" draw:text-style-name="P14" draw:layer="layout" svg:x1="10.512cm" svg:y1="7.442cm" svg:x2="10.512cm" svg:y2="7.772cm">
            <text:p/>
          </draw:line>
          <draw:frame draw:style-name="gr19" draw:text-style-name="P7" draw:layer="layout" svg:width="0.326cm" svg:height="0.439cm" svg:x="9.752cm" svg:y="7.397cm">
            <draw:image xlink:href="Pictures/10000EB200000141000001A82B9F3463.svg" xlink:type="simple" xlink:show="embed" xlink:actuate="onLoad" draw:mime-type="image/svg+xml">
              <text:p/>
            </draw:image>
            <draw:image xlink:href="Pictures/100000010000000F00000014787C396C.png" xlink:type="simple" xlink:show="embed" xlink:actuate="onLoad" draw:mime-type="image/png"/>
            <svg:title>TexMaths</svg:title>
            <svg:desc>10§display§I_b^2§svg§600§TRUE§</svg:desc>
          </draw:frame>
          <draw:connector draw:style-name="gr31" draw:text-style-name="P10" draw:layer="layout" draw:type="line" svg:x1="3.322cm" svg:y1="7.052cm" svg:x2="10.381cm" svg:y2="7.045cm" draw:start-shape="id17" draw:start-glue-point="1" draw:end-shape="id16" draw:end-glue-point="3" svg:d="M3322 7052l7059-7" svg:viewBox="0 0 7060 8">
            <text:p/>
          </draw:connector>
          <draw:g draw:style-name="gr2" xml:id="id18" draw:id="id18">
            <draw:line draw:style-name="gr84" draw:text-style-name="P5" draw:layer="layout" svg:x1="15.109cm" svg:y1="8.995cm" svg:x2="15.109cm" svg:y2="9.19cm">
              <text:p/>
            </draw:line>
            <draw:line draw:style-name="gr85" draw:text-style-name="P5" draw:layer="layout" svg:x1="14.918cm" svg:y1="9.191cm" svg:x2="15.3cm" svg:y2="9.191cm">
              <text:p/>
            </draw:line>
            <draw:line draw:style-name="gr86" draw:text-style-name="P5" draw:layer="layout" svg:x1="14.982cm" svg:y1="9.287cm" svg:x2="15.237cm" svg:y2="9.287cm">
              <text:p/>
            </draw:line>
            <draw:line draw:style-name="gr87" draw:text-style-name="P5" draw:layer="layout" svg:x1="15.045cm" svg:y1="9.385cm" svg:x2="15.172cm" svg:y2="9.385cm">
              <text:p/>
            </draw:line>
          </draw:g>
          <draw:g draw:style-name="gr2" xml:id="id19" draw:id="id19">
            <draw:line draw:style-name="gr88" draw:text-style-name="P5" draw:layer="layout" svg:x1="14.855cm" svg:y1="8.489cm" svg:x2="15.364cm" svg:y2="8.489cm">
              <text:p/>
            </draw:line>
            <draw:line draw:style-name="gr89" draw:text-style-name="P5" draw:layer="layout" svg:x1="14.855cm" svg:y1="8.36cm" svg:x2="15.364cm" svg:y2="8.36cm">
              <text:p/>
            </draw:line>
            <draw:line draw:style-name="gr90" draw:text-style-name="P5" draw:layer="layout" svg:x1="15.109cm" svg:y1="8.489cm" svg:x2="15.109cm" svg:y2="8.749cm">
              <text:p/>
            </draw:line>
            <draw:line draw:style-name="gr91" draw:text-style-name="P5" draw:layer="layout" svg:x1="15.109cm" svg:y1="8.36cm" svg:x2="15.109cm" svg:y2="8.1cm">
              <text:p/>
            </draw:line>
          </draw:g>
          <draw:connector draw:style-name="gr30" draw:text-style-name="P7" draw:layer="layout" svg:x1="15.109cm" svg:y1="8.995cm" svg:x2="15.109cm" svg:y2="8.749cm" draw:start-shape="id18" draw:start-glue-point="0" draw:end-shape="id19" draw:end-glue-point="2" svg:d="M15109 8995v-246" svg:viewBox="0 0 1 247">
            <text:p/>
          </draw:connector>
          <draw:frame draw:style-name="gr19" draw:text-style-name="P7" draw:layer="layout" svg:width="0.382cm" svg:height="0.341cm" svg:x="14.328cm" svg:y="8.22cm">
            <draw:image xlink:href="Pictures/10000B100000017800000149541089F7.svg" xlink:type="simple" xlink:show="embed" xlink:actuate="onLoad" draw:mime-type="image/svg+xml">
              <text:p/>
            </draw:image>
            <draw:image xlink:href="Pictures/1000000100000012000000100DE8E25D.png" xlink:type="simple" xlink:show="embed" xlink:actuate="onLoad" draw:mime-type="image/png"/>
            <svg:title>TexMaths</svg:title>
            <svg:desc>10§display§C_b§svg§600§TRUE§</svg:desc>
          </draw:frame>
          <draw:connector draw:style-name="gr31" draw:text-style-name="P10" draw:layer="layout" draw:type="line" svg:x1="15.109cm" svg:y1="8.1cm" svg:x2="15.102cm" svg:y2="7.031cm" draw:start-shape="id19" draw:start-glue-point="0" svg:d="M15109 8100l-7-1069" svg:viewBox="0 0 8 1070">
            <text:p/>
          </draw:connector>
          <draw:g draw:style-name="gr1" xml:id="id20" draw:id="id20">
            <draw:custom-shape draw:style-name="gr92" draw:text-style-name="P11" draw:layer="layout" svg:width="0.254cm" svg:height="0.259cm" svg:x="14.976cm" svg:y="6.9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93" draw:text-style-name="P12" draw:layer="layout" svg:x1="15.103cm" svg:y1="7.174cm" svg:x2="15.103cm" svg:y2="7.044cm">
              <text:p/>
            </draw:line>
            <draw:line draw:style-name="gr94" draw:text-style-name="P12" draw:layer="layout" svg:x1="14.976cm" svg:y1="7.044cm" svg:x2="15.231cm" svg:y2="7.044cm">
              <text:p/>
            </draw:line>
            <draw:custom-shape draw:style-name="gr95" draw:text-style-name="P13" draw:layer="layout" svg:width="0.102cm" svg:height="0.104cm" svg:x="15.052cm" svg:y="6.992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36" draw:text-style-name="P14" draw:layer="layout" svg:x1="15.107cm" svg:y1="7.441cm" svg:x2="15.107cm" svg:y2="7.771cm">
            <text:p/>
          </draw:line>
          <draw:frame draw:style-name="gr19" draw:text-style-name="P7" draw:layer="layout" svg:width="0.302cm" svg:height="0.412cm" svg:x="14.347cm" svg:y="7.397cm">
            <draw:image xlink:href="Pictures/10001091000001290000018E8BF2029B.svg" xlink:type="simple" xlink:show="embed" xlink:actuate="onLoad" draw:mime-type="image/svg+xml">
              <text:p/>
            </draw:image>
            <draw:image xlink:href="Pictures/100000010000000E00000013E7D662D5.png" xlink:type="simple" xlink:show="embed" xlink:actuate="onLoad" draw:mime-type="image/png"/>
            <svg:title>TexMaths</svg:title>
            <svg:desc>10§display§I_b^3§svg§600§TRUE§</svg:desc>
          </draw:frame>
          <draw:connector draw:style-name="gr31" draw:text-style-name="P10" draw:layer="layout" draw:type="line" svg:x1="14.371cm" svg:y1="7.044cm" svg:x2="14.976cm" svg:y2="7.043cm" draw:start-shape="id13" draw:start-glue-point="5" draw:end-shape="id20" draw:end-glue-point="3" svg:d="M14371 7044l605-1" svg:viewBox="0 0 606 2">
            <text:p/>
          </draw:connector>
          <draw:line draw:style-name="gr49" draw:text-style-name="P10" draw:layer="layout" svg:x1="11.214cm" svg:y1="7.046cm" svg:x2="11.239cm" svg:y2="7.046cm">
            <text:p/>
          </draw:line>
          <draw:frame draw:style-name="gr19" draw:text-style-name="P7" draw:layer="layout" svg:width="0.318cm" svg:height="0.439cm" svg:x="10.859cm" svg:y="6.411cm">
            <draw:image xlink:href="Pictures/10000D5C00000139000001A84E32DD82.svg" xlink:type="simple" xlink:show="embed" xlink:actuate="onLoad" draw:mime-type="image/svg+xml">
              <text:p/>
            </draw:image>
            <draw:image xlink:href="Pictures/100000010000000F00000014EB39F778.png" xlink:type="simple" xlink:show="embed" xlink:actuate="onLoad" draw:mime-type="image/png"/>
            <svg:title>TexMaths</svg:title>
            <svg:desc>10§display§I_b^1§svg§600§TRUE§</svg:desc>
          </draw:frame>
          <draw:connector draw:style-name="gr31" draw:text-style-name="P10" xml:id="id45" draw:id="id45" draw:layer="layout" draw:type="line" svg:x1="15.23cm" svg:y1="7.043cm" svg:x2="16.955cm" svg:y2="7.068cm" draw:start-shape="id20" draw:start-glue-point="1" svg:d="M15230 7043l1725 25" svg:viewBox="0 0 1726 26">
            <text:p/>
          </draw:connector>
          <draw:line draw:style-name="gr50" draw:text-style-name="P10" draw:layer="layout" svg:x1="16.095cm" svg:y1="7.052cm" svg:x2="16.12cm" svg:y2="7.052cm">
            <text:p/>
          </draw:line>
          <draw:frame draw:style-name="gr19" draw:text-style-name="P7" draw:layer="layout" svg:width="0.408cm" svg:height="0.444cm" svg:x="15.725cm" svg:y="6.377cm">
            <draw:image xlink:href="Pictures/1000110A00000192000001AD7584DE99.svg" xlink:type="simple" xlink:show="embed" xlink:actuate="onLoad" draw:mime-type="image/svg+xml">
              <text:p/>
            </draw:image>
            <draw:image xlink:href="Pictures/10000001000000130000001412CA0266.png" xlink:type="simple" xlink:show="embed" xlink:actuate="onLoad" draw:mime-type="image/png"/>
            <svg:title>TexMaths</svg:title>
            <svg:desc>10§display§I_b^P§svg§600§TRUE§</svg:desc>
          </draw:frame>
          <draw:g draw:style-name="gr2" xml:id="id21" draw:id="id21">
            <draw:rect draw:style-name="gr96" draw:text-style-name="P4" draw:layer="layout" svg:width="0.779cm" svg:height="0.255cm" draw:transform="rotate (1.5707963267949) translate (8.729cm 8.783cm)">
              <text:p/>
            </draw:rect>
            <draw:line draw:style-name="gr97" draw:text-style-name="P5" draw:layer="layout" svg:x1="8.857cm" svg:y1="9.043cm" svg:x2="8.857cm" svg:y2="8.783cm">
              <text:p/>
            </draw:line>
            <draw:line draw:style-name="gr98" draw:text-style-name="P5" draw:layer="layout" svg:x1="8.857cm" svg:y1="8.005cm" svg:x2="8.857cm" svg:y2="7.745cm">
              <text:p/>
            </draw:line>
          </draw:g>
          <draw:g draw:style-name="gr2">
            <draw:line draw:style-name="gr99" draw:text-style-name="P5" draw:layer="layout" svg:x1="8.86cm" svg:y1="8.996cm" svg:x2="8.86cm" svg:y2="9.191cm">
              <text:p/>
            </draw:line>
            <draw:line draw:style-name="gr100" draw:text-style-name="P5" draw:layer="layout" svg:x1="8.668cm" svg:y1="9.192cm" svg:x2="9.05cm" svg:y2="9.192cm">
              <text:p/>
            </draw:line>
            <draw:line draw:style-name="gr101" draw:text-style-name="P5" draw:layer="layout" svg:x1="8.732cm" svg:y1="9.288cm" svg:x2="8.987cm" svg:y2="9.288cm">
              <text:p/>
            </draw:line>
            <draw:line draw:style-name="gr102" draw:text-style-name="P5" draw:layer="layout" svg:x1="8.796cm" svg:y1="9.386cm" svg:x2="8.923cm" svg:y2="9.386cm">
              <text:p/>
            </draw:line>
          </draw:g>
          <draw:g draw:style-name="gr1" xml:id="id22" draw:id="id22">
            <draw:custom-shape draw:style-name="gr103" draw:text-style-name="P11" draw:layer="layout" svg:width="0.255cm" svg:height="0.26cm" svg:x="8.727cm" svg:y="6.9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4" draw:text-style-name="P12" draw:layer="layout" svg:x1="8.855cm" svg:y1="7.176cm" svg:x2="8.855cm" svg:y2="7.046cm">
              <text:p/>
            </draw:line>
            <draw:line draw:style-name="gr105" draw:text-style-name="P12" draw:layer="layout" svg:x1="8.727cm" svg:y1="7.046cm" svg:x2="8.982cm" svg:y2="7.046cm">
              <text:p/>
            </draw:line>
            <draw:custom-shape draw:style-name="gr106" draw:text-style-name="P13" draw:layer="layout" svg:width="0.102cm" svg:height="0.104cm" svg:x="8.804cm" svg:y="6.994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onnector draw:style-name="gr31" draw:text-style-name="P10" draw:layer="layout" draw:type="line" svg:x1="8.856cm" svg:y1="7.745cm" svg:x2="8.854cm" svg:y2="7.176cm" draw:start-shape="id21" draw:start-glue-point="0" draw:end-shape="id22" draw:end-glue-point="2" svg:d="M8856 7745l-2-569" svg:viewBox="0 0 3 570">
            <text:p/>
          </draw:connector>
          <draw:line draw:style-name="gr36" draw:text-style-name="P14" draw:layer="layout" svg:x1="8.859cm" svg:y1="7.458cm" svg:x2="8.859cm" svg:y2="7.788cm">
            <text:p/>
          </draw:line>
          <draw:frame draw:style-name="gr19" draw:text-style-name="P7" draw:layer="layout" svg:width="0.435cm" svg:height="0.382cm" svg:x="8.117cm" svg:y="8.254cm">
            <draw:image xlink:href="Pictures/10000F40000001AC0000017128042BF7.svg" xlink:type="simple" xlink:show="embed" xlink:actuate="onLoad" draw:mime-type="image/svg+xml">
              <text:p/>
            </draw:image>
            <draw:image xlink:href="Pictures/10000001000000140000001137417058.png" xlink:type="simple" xlink:show="embed" xlink:actuate="onLoad" draw:mime-type="image/png"/>
            <svg:title>TexMaths</svg:title>
            <svg:desc>10§display§R_f§svg§600§TRUE§</svg:desc>
          </draw:frame>
          <draw:frame draw:style-name="gr19" draw:text-style-name="P7" draw:layer="layout" svg:width="0.324cm" svg:height="0.468cm" svg:x="8.169cm" svg:y="7.433cm">
            <draw:image xlink:href="Pictures/100010C50000013F000001C386B4EFB4.svg" xlink:type="simple" xlink:show="embed" xlink:actuate="onLoad" draw:mime-type="image/svg+xml">
              <text:p/>
            </draw:image>
            <draw:image xlink:href="Pictures/100000010000000F00000015B037BEF3.png" xlink:type="simple" xlink:show="embed" xlink:actuate="onLoad" draw:mime-type="image/png"/>
            <svg:title>TexMaths</svg:title>
            <svg:desc>10§display§I_b^f§svg§600§TRUE§</svg:desc>
          </draw:frame>
          <draw:g draw:style-name="gr2" xml:id="id23" draw:id="id23">
            <draw:rect draw:style-name="gr107" draw:text-style-name="P4" draw:layer="layout" svg:width="0.765cm" svg:height="0.26cm" svg:x="11.657cm" svg:y="10.682cm">
              <text:p/>
            </draw:rect>
            <draw:line draw:style-name="gr108" draw:text-style-name="P5" draw:layer="layout" svg:x1="11.403cm" svg:y1="10.812cm" svg:x2="11.658cm" svg:y2="10.812cm">
              <text:p/>
            </draw:line>
            <draw:line draw:style-name="gr109" draw:text-style-name="P5" draw:layer="layout" svg:x1="12.422cm" svg:y1="10.812cm" svg:x2="12.677cm" svg:y2="10.812cm">
              <text:p/>
            </draw:line>
          </draw:g>
          <draw:g draw:style-name="gr2" xml:id="id24" draw:id="id24">
            <draw:glue-point draw:id="4" svg:x="-5cm" svg:y="5.04cm"/>
            <draw:glue-point draw:id="5" svg:x="5cm" svg:y="5.04cm"/>
            <draw:line draw:style-name="gr110" draw:text-style-name="P5" draw:layer="layout" svg:x1="13.097cm" svg:y1="10.809cm" svg:x2="13.352cm" svg:y2="10.809cm">
              <text:p/>
            </draw:line>
            <draw:line draw:style-name="gr111" draw:text-style-name="P5" draw:layer="layout" svg:x1="14.116cm" svg:y1="10.809cm" svg:x2="14.371cm" svg:y2="10.809cm">
              <text:p/>
            </draw:line>
            <draw:path draw:style-name="gr112" draw:text-style-name="P4" draw:layer="layout" svg:width="0.191cm" svg:height="0.128cm" svg:x="13.352cm" svg:y="10.68cm" svg:viewBox="0 0 192 129" svg:d="M0 129c96-290 192 0 192 0">
              <text:p/>
            </draw:path>
            <draw:path draw:style-name="gr113" draw:text-style-name="P4" draw:layer="layout" svg:width="0.191cm" svg:height="0.128cm" svg:x="13.544cm" svg:y="10.681cm" svg:viewBox="0 0 192 129" svg:d="M0 129c96-290 192 0 192 0">
              <text:p/>
            </draw:path>
            <draw:path draw:style-name="gr114" draw:text-style-name="P4" draw:layer="layout" svg:width="0.191cm" svg:height="0.128cm" svg:x="13.736cm" svg:y="10.68cm" svg:viewBox="0 0 192 129" svg:d="M0 129c96-290 192 0 192 0">
              <text:p/>
            </draw:path>
            <draw:path draw:style-name="gr115" draw:text-style-name="P4" draw:layer="layout" svg:width="0.191cm" svg:height="0.128cm" svg:x="13.925cm" svg:y="10.68cm" svg:viewBox="0 0 192 129" svg:d="M0 129c96-290 192 0 192 0">
              <text:p/>
            </draw:path>
          </draw:g>
          <draw:connector draw:style-name="gr18" draw:text-style-name="P6" draw:layer="layout" svg:x1="12.676cm" svg:y1="10.812cm" svg:x2="13.097cm" svg:y2="10.81cm" draw:start-shape="id23" draw:start-glue-point="1" draw:end-shape="id24" draw:end-glue-point="4" svg:d="M12676 10812h421v-2" svg:viewBox="0 0 422 3">
            <text:p/>
          </draw:connector>
          <draw:frame draw:style-name="gr19" draw:text-style-name="P7" draw:layer="layout" svg:width="0.38cm" svg:height="0.305cm" svg:x="11.911cm" svg:y="10.252cm">
            <draw:image xlink:href="Pictures/10000D28000001760000012742BD1504.svg" xlink:type="simple" xlink:show="embed" xlink:actuate="onLoad" draw:mime-type="image/svg+xml">
              <text:p/>
            </draw:image>
            <draw:image xlink:href="Pictures/10000001000000120000000E9C8DCB98.png" xlink:type="simple" xlink:show="embed" xlink:actuate="onLoad" draw:mime-type="image/png"/>
            <svg:title>TexMaths</svg:title>
            <svg:desc>10§display§R_c§svg§600§TRUE§</svg:desc>
          </draw:frame>
          <draw:frame draw:style-name="gr19" draw:text-style-name="P7" draw:layer="layout" svg:width="0.352cm" svg:height="0.306cm" svg:x="13.558cm" svg:y="10.259cm">
            <draw:image xlink:href="Pictures/10000A430000015B00000127F20B4195.svg" xlink:type="simple" xlink:show="embed" xlink:actuate="onLoad" draw:mime-type="image/svg+xml">
              <text:p/>
            </draw:image>
            <draw:image xlink:href="Pictures/10000001000000100000000E19A39655.png" xlink:type="simple" xlink:show="embed" xlink:actuate="onLoad" draw:mime-type="image/png"/>
            <svg:title>TexMaths</svg:title>
            <svg:desc>10§display§L_c§svg§600§TRUE§</svg:desc>
          </draw:frame>
          <draw:ellipse draw:style-name="gr116" draw:text-style-name="P9" xml:id="id28" draw:id="id28" draw:layer="layout" svg:width="1.018cm" svg:height="1.038cm" svg:x="2.304cm" svg:y="10.299cm">
            <text:p text:style-name="P8"><text:span text:style-name="T1">G</text:span></text:p>
          </draw:ellipse>
          <draw:frame draw:style-name="gr19" draw:text-style-name="P7" draw:layer="layout" svg:width="0.312cm" svg:height="0.305cm" svg:x="2.778cm" svg:y="9.715cm">
            <draw:image xlink:href="Pictures/100009F700000133000001274785A225.svg" xlink:type="simple" xlink:show="embed" xlink:actuate="onLoad" draw:mime-type="image/svg+xml">
              <text:p/>
            </draw:image>
            <draw:image xlink:href="Pictures/100000010000000F0000000E44F02FEC.png" xlink:type="simple" xlink:show="embed" xlink:actuate="onLoad" draw:mime-type="image/png"/>
            <svg:title>TexMaths</svg:title>
            <svg:desc>10§display§V_c§svg§600§TRUE§</svg:desc>
          </draw:frame>
          <draw:line draw:style-name="gr21" draw:text-style-name="P10" draw:layer="layout" svg:x1="4.149cm" svg:y1="10.826cm" svg:x2="4.408cm" svg:y2="10.826cm">
            <text:p/>
          </draw:line>
          <draw:frame draw:style-name="gr19" draw:text-style-name="P7" draw:layer="layout" svg:width="0.268cm" svg:height="0.306cm" svg:x="4.094cm" svg:y="10.044cm">
            <draw:image xlink:href="Pictures/100009B2000001080000012732D74D34.svg" xlink:type="simple" xlink:show="embed" xlink:actuate="onLoad" draw:mime-type="image/svg+xml">
              <text:p/>
            </draw:image>
            <draw:image xlink:href="Pictures/100000010000000C0000000E492F0AE5.png" xlink:type="simple" xlink:show="embed" xlink:actuate="onLoad" draw:mime-type="image/png"/>
            <svg:title>TexMaths</svg:title>
            <svg:desc>10§display§I_c§svg§600§TRUE§</svg:desc>
          </draw:frame>
          <draw:g draw:style-name="gr2" xml:id="id25" draw:id="id25">
            <draw:line draw:style-name="gr117" draw:text-style-name="P5" draw:layer="layout" svg:x1="10.514cm" svg:y1="12.762cm" svg:x2="10.514cm" svg:y2="12.957cm">
              <text:p/>
            </draw:line>
            <draw:line draw:style-name="gr118" draw:text-style-name="P5" draw:layer="layout" svg:x1="10.323cm" svg:y1="12.958cm" svg:x2="10.705cm" svg:y2="12.958cm">
              <text:p/>
            </draw:line>
            <draw:line draw:style-name="gr119" draw:text-style-name="P5" draw:layer="layout" svg:x1="10.387cm" svg:y1="13.054cm" svg:x2="10.642cm" svg:y2="13.054cm">
              <text:p/>
            </draw:line>
            <draw:line draw:style-name="gr120" draw:text-style-name="P5" draw:layer="layout" svg:x1="10.45cm" svg:y1="13.152cm" svg:x2="10.577cm" svg:y2="13.152cm">
              <text:p/>
            </draw:line>
          </draw:g>
          <draw:g draw:style-name="gr2" xml:id="id26" draw:id="id26">
            <draw:line draw:style-name="gr121" draw:text-style-name="P5" draw:layer="layout" svg:x1="10.26cm" svg:y1="12.257cm" svg:x2="10.769cm" svg:y2="12.257cm">
              <text:p/>
            </draw:line>
            <draw:line draw:style-name="gr122" draw:text-style-name="P5" draw:layer="layout" svg:x1="10.26cm" svg:y1="12.127cm" svg:x2="10.769cm" svg:y2="12.127cm">
              <text:p/>
            </draw:line>
            <draw:line draw:style-name="gr123" draw:text-style-name="P5" draw:layer="layout" svg:x1="10.514cm" svg:y1="12.257cm" svg:x2="10.514cm" svg:y2="12.517cm">
              <text:p/>
            </draw:line>
            <draw:line draw:style-name="gr124" draw:text-style-name="P5" draw:layer="layout" svg:x1="10.514cm" svg:y1="12.127cm" svg:x2="10.514cm" svg:y2="11.867cm">
              <text:p/>
            </draw:line>
          </draw:g>
          <draw:connector draw:style-name="gr30" draw:text-style-name="P7" draw:layer="layout" svg:x1="10.514cm" svg:y1="12.762cm" svg:x2="10.514cm" svg:y2="12.516cm" draw:start-shape="id25" draw:start-glue-point="0" draw:end-shape="id26" draw:end-glue-point="2" svg:d="M10514 12762v-246" svg:viewBox="0 0 1 247">
            <text:p/>
          </draw:connector>
          <draw:frame draw:style-name="gr19" draw:text-style-name="P7" draw:layer="layout" svg:width="0.388cm" svg:height="0.34cm" svg:x="9.733cm" svg:y="11.988cm">
            <draw:image xlink:href="Pictures/1000096B0000017E000001498F3B7D4A.svg" xlink:type="simple" xlink:show="embed" xlink:actuate="onLoad" draw:mime-type="image/svg+xml">
              <text:p/>
            </draw:image>
            <draw:image xlink:href="Pictures/100000010000001200000010108B41D6.png" xlink:type="simple" xlink:show="embed" xlink:actuate="onLoad" draw:mime-type="image/png"/>
            <svg:title>TexMaths</svg:title>
            <svg:desc>10§display§C_c§svg§600§TRUE§</svg:desc>
          </draw:frame>
          <draw:connector draw:style-name="gr31" draw:text-style-name="P10" draw:layer="layout" draw:type="line" svg:x1="10.514cm" svg:y1="11.867cm" svg:x2="10.507cm" svg:y2="10.798cm" draw:start-shape="id26" draw:start-glue-point="0" svg:d="M10514 11867l-7-1069" svg:viewBox="0 0 8 1070">
            <text:p/>
          </draw:connector>
          <draw:connector draw:style-name="gr31" draw:text-style-name="P10" draw:layer="layout" draw:type="line" svg:x1="11.403cm" svg:y1="10.812cm" svg:x2="10.636cm" svg:y2="10.811cm" draw:start-shape="id23" draw:start-glue-point="3" draw:end-shape="id27" draw:end-glue-point="1" svg:d="M11403 10812l-767-1" svg:viewBox="0 0 768 2">
            <text:p/>
          </draw:connector>
          <draw:g draw:style-name="gr1" xml:id="id27" draw:id="id27">
            <draw:custom-shape draw:style-name="gr125" draw:text-style-name="P11" draw:layer="layout" svg:width="0.255cm" svg:height="0.26cm" svg:x="10.381cm" svg:y="10.6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6" draw:text-style-name="P12" draw:layer="layout" svg:x1="10.508cm" svg:y1="10.941cm" svg:x2="10.508cm" svg:y2="10.811cm">
              <text:p/>
            </draw:line>
            <draw:line draw:style-name="gr127" draw:text-style-name="P12" draw:layer="layout" svg:x1="10.381cm" svg:y1="10.811cm" svg:x2="10.636cm" svg:y2="10.811cm">
              <text:p/>
            </draw:line>
            <draw:custom-shape draw:style-name="gr128" draw:text-style-name="P13" draw:layer="layout" svg:width="0.102cm" svg:height="0.104cm" svg:x="10.457cm" svg:y="10.7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36" draw:text-style-name="P14" draw:layer="layout" svg:x1="10.512cm" svg:y1="11.209cm" svg:x2="10.512cm" svg:y2="11.539cm">
            <text:p/>
          </draw:line>
          <draw:frame draw:style-name="gr19" draw:text-style-name="P7" draw:layer="layout" svg:width="0.326cm" svg:height="0.439cm" svg:x="9.752cm" svg:y="11.163cm">
            <draw:image xlink:href="Pictures/10000D1E00000141000001A82903D2DB.svg" xlink:type="simple" xlink:show="embed" xlink:actuate="onLoad" draw:mime-type="image/svg+xml">
              <text:p/>
            </draw:image>
            <draw:image xlink:href="Pictures/100000010000000F000000149ABEC8C9.png" xlink:type="simple" xlink:show="embed" xlink:actuate="onLoad" draw:mime-type="image/png"/>
            <svg:title>TexMaths</svg:title>
            <svg:desc>10§display§I_c^2§svg§600§TRUE§</svg:desc>
          </draw:frame>
          <draw:connector draw:style-name="gr31" draw:text-style-name="P10" draw:layer="layout" draw:type="line" svg:x1="3.322cm" svg:y1="10.818cm" svg:x2="10.381cm" svg:y2="10.811cm" draw:start-shape="id28" draw:start-glue-point="1" draw:end-shape="id27" draw:end-glue-point="3" svg:d="M3322 10818l7059-7" svg:viewBox="0 0 7060 8">
            <text:p/>
          </draw:connector>
          <draw:g draw:style-name="gr2" xml:id="id29" draw:id="id29">
            <draw:line draw:style-name="gr129" draw:text-style-name="P5" draw:layer="layout" svg:x1="15.109cm" svg:y1="12.761cm" svg:x2="15.109cm" svg:y2="12.956cm">
              <text:p/>
            </draw:line>
            <draw:line draw:style-name="gr130" draw:text-style-name="P5" draw:layer="layout" svg:x1="14.918cm" svg:y1="12.957cm" svg:x2="15.3cm" svg:y2="12.957cm">
              <text:p/>
            </draw:line>
            <draw:line draw:style-name="gr131" draw:text-style-name="P5" draw:layer="layout" svg:x1="14.982cm" svg:y1="13.053cm" svg:x2="15.237cm" svg:y2="13.053cm">
              <text:p/>
            </draw:line>
            <draw:line draw:style-name="gr132" draw:text-style-name="P5" draw:layer="layout" svg:x1="15.045cm" svg:y1="13.151cm" svg:x2="15.172cm" svg:y2="13.151cm">
              <text:p/>
            </draw:line>
          </draw:g>
          <draw:g draw:style-name="gr2" xml:id="id30" draw:id="id30">
            <draw:line draw:style-name="gr133" draw:text-style-name="P5" draw:layer="layout" svg:x1="14.855cm" svg:y1="12.256cm" svg:x2="15.364cm" svg:y2="12.256cm">
              <text:p/>
            </draw:line>
            <draw:line draw:style-name="gr134" draw:text-style-name="P5" draw:layer="layout" svg:x1="14.855cm" svg:y1="12.126cm" svg:x2="15.364cm" svg:y2="12.126cm">
              <text:p/>
            </draw:line>
            <draw:line draw:style-name="gr135" draw:text-style-name="P5" draw:layer="layout" svg:x1="15.109cm" svg:y1="12.256cm" svg:x2="15.109cm" svg:y2="12.516cm">
              <text:p/>
            </draw:line>
            <draw:line draw:style-name="gr136" draw:text-style-name="P5" draw:layer="layout" svg:x1="15.109cm" svg:y1="12.126cm" svg:x2="15.109cm" svg:y2="11.866cm">
              <text:p/>
            </draw:line>
          </draw:g>
          <draw:connector draw:style-name="gr30" draw:text-style-name="P7" draw:layer="layout" svg:x1="15.109cm" svg:y1="12.761cm" svg:x2="15.109cm" svg:y2="12.515cm" draw:start-shape="id29" draw:start-glue-point="0" draw:end-shape="id30" draw:end-glue-point="2" svg:d="M15109 12761v-246" svg:viewBox="0 0 1 247">
            <text:p/>
          </draw:connector>
          <draw:frame draw:style-name="gr19" draw:text-style-name="P7" draw:layer="layout" svg:width="0.388cm" svg:height="0.34cm" svg:x="14.328cm" svg:y="11.987cm">
            <draw:image xlink:href="Pictures/1000096B0000017E000001498F3B7D4A.svg" xlink:type="simple" xlink:show="embed" xlink:actuate="onLoad" draw:mime-type="image/svg+xml">
              <text:p/>
            </draw:image>
            <draw:image xlink:href="Pictures/100000010000001200000010108B41D6.png" xlink:type="simple" xlink:show="embed" xlink:actuate="onLoad" draw:mime-type="image/png"/>
            <svg:title>TexMaths</svg:title>
            <svg:desc>10§display§C_c§svg§600§TRUE§</svg:desc>
          </draw:frame>
          <draw:connector draw:style-name="gr31" draw:text-style-name="P10" draw:layer="layout" draw:type="line" svg:x1="15.109cm" svg:y1="11.866cm" svg:x2="15.102cm" svg:y2="10.797cm" draw:start-shape="id30" draw:start-glue-point="0" svg:d="M15109 11866l-7-1069" svg:viewBox="0 0 8 1070">
            <text:p/>
          </draw:connector>
          <draw:g draw:style-name="gr1" xml:id="id31" draw:id="id31">
            <draw:custom-shape draw:style-name="gr137" draw:text-style-name="P11" draw:layer="layout" svg:width="0.254cm" svg:height="0.26cm" svg:x="14.976cm" svg:y="10.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8" draw:text-style-name="P12" draw:layer="layout" svg:x1="15.103cm" svg:y1="10.94cm" svg:x2="15.103cm" svg:y2="10.81cm">
              <text:p/>
            </draw:line>
            <draw:line draw:style-name="gr139" draw:text-style-name="P12" draw:layer="layout" svg:x1="14.976cm" svg:y1="10.81cm" svg:x2="15.231cm" svg:y2="10.81cm">
              <text:p/>
            </draw:line>
            <draw:custom-shape draw:style-name="gr140" draw:text-style-name="P13" draw:layer="layout" svg:width="0.102cm" svg:height="0.104cm" svg:x="15.052cm" svg:y="10.75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36" draw:text-style-name="P14" draw:layer="layout" svg:x1="15.107cm" svg:y1="11.208cm" svg:x2="15.107cm" svg:y2="11.538cm">
            <text:p/>
          </draw:line>
          <draw:frame draw:style-name="gr19" draw:text-style-name="P7" draw:layer="layout" svg:width="0.302cm" svg:height="0.412cm" svg:x="14.347cm" svg:y="11.163cm">
            <draw:image xlink:href="Pictures/10000EFD000001290000018E2BDEB9F4.svg" xlink:type="simple" xlink:show="embed" xlink:actuate="onLoad" draw:mime-type="image/svg+xml">
              <text:p/>
            </draw:image>
            <draw:image xlink:href="Pictures/100000010000000E00000013F863F7B2.png" xlink:type="simple" xlink:show="embed" xlink:actuate="onLoad" draw:mime-type="image/png"/>
            <svg:title>TexMaths</svg:title>
            <svg:desc>10§display§I_c^3§svg§600§TRUE§</svg:desc>
          </draw:frame>
          <draw:connector draw:style-name="gr31" draw:text-style-name="P10" draw:layer="layout" draw:type="line" svg:x1="14.371cm" svg:y1="10.81cm" svg:x2="14.976cm" svg:y2="10.81cm" draw:start-shape="id24" draw:start-glue-point="5" draw:end-shape="id31" draw:end-glue-point="3" svg:d="M14371 10810h605" svg:viewBox="0 0 606 1">
            <text:p/>
          </draw:connector>
          <draw:line draw:style-name="gr49" draw:text-style-name="P10" draw:layer="layout" svg:x1="11.214cm" svg:y1="10.812cm" svg:x2="11.239cm" svg:y2="10.812cm">
            <text:p/>
          </draw:line>
          <draw:frame draw:style-name="gr19" draw:text-style-name="P7" draw:layer="layout" svg:width="0.318cm" svg:height="0.44cm" svg:x="10.859cm" svg:y="10.177cm">
            <draw:image xlink:href="Pictures/10000BC800000139000001A8D3DA57A6.svg" xlink:type="simple" xlink:show="embed" xlink:actuate="onLoad" draw:mime-type="image/svg+xml">
              <text:p/>
            </draw:image>
            <draw:image xlink:href="Pictures/100000010000000F00000014E9201C62.png" xlink:type="simple" xlink:show="embed" xlink:actuate="onLoad" draw:mime-type="image/png"/>
            <svg:title>TexMaths</svg:title>
            <svg:desc>10§display§I_c^1§svg§600§TRUE§</svg:desc>
          </draw:frame>
          <draw:connector draw:style-name="gr31" draw:text-style-name="P10" xml:id="id46" draw:id="id46" draw:layer="layout" draw:type="line" svg:x1="15.23cm" svg:y1="10.81cm" svg:x2="16.955cm" svg:y2="10.834cm" draw:start-shape="id31" draw:start-glue-point="1" svg:d="M15230 10810l1725 24" svg:viewBox="0 0 1726 25">
            <text:p/>
          </draw:connector>
          <draw:line draw:style-name="gr50" draw:text-style-name="P10" draw:layer="layout" svg:x1="16.095cm" svg:y1="10.818cm" svg:x2="16.12cm" svg:y2="10.818cm">
            <text:p/>
          </draw:line>
          <draw:frame draw:style-name="gr19" draw:text-style-name="P7" draw:layer="layout" svg:width="0.408cm" svg:height="0.445cm" svg:x="15.725cm" svg:y="10.143cm">
            <draw:image xlink:href="Pictures/10000F7600000192000001ADD667B455.svg" xlink:type="simple" xlink:show="embed" xlink:actuate="onLoad" draw:mime-type="image/svg+xml">
              <text:p/>
            </draw:image>
            <draw:image xlink:href="Pictures/100000010000001300000014A82F19C4.png" xlink:type="simple" xlink:show="embed" xlink:actuate="onLoad" draw:mime-type="image/png"/>
            <svg:title>TexMaths</svg:title>
            <svg:desc>10§display§I_c^P§svg§600§TRUE§</svg:desc>
          </draw:frame>
          <draw:g draw:style-name="gr2" xml:id="id32" draw:id="id32">
            <draw:rect draw:style-name="gr141" draw:text-style-name="P4" draw:layer="layout" svg:width="0.779cm" svg:height="0.255cm" draw:transform="rotate (1.5707963267949) translate (8.729cm 12.55cm)">
              <text:p/>
            </draw:rect>
            <draw:line draw:style-name="gr142" draw:text-style-name="P5" draw:layer="layout" svg:x1="8.857cm" svg:y1="12.81cm" svg:x2="8.857cm" svg:y2="12.55cm">
              <text:p/>
            </draw:line>
            <draw:line draw:style-name="gr143" draw:text-style-name="P5" draw:layer="layout" svg:x1="8.857cm" svg:y1="11.771cm" svg:x2="8.857cm" svg:y2="11.511cm">
              <text:p/>
            </draw:line>
          </draw:g>
          <draw:g draw:style-name="gr2">
            <draw:line draw:style-name="gr144" draw:text-style-name="P5" draw:layer="layout" svg:x1="8.86cm" svg:y1="12.762cm" svg:x2="8.86cm" svg:y2="12.957cm">
              <text:p/>
            </draw:line>
            <draw:line draw:style-name="gr145" draw:text-style-name="P5" draw:layer="layout" svg:x1="8.668cm" svg:y1="12.958cm" svg:x2="9.05cm" svg:y2="12.958cm">
              <text:p/>
            </draw:line>
            <draw:line draw:style-name="gr146" draw:text-style-name="P5" draw:layer="layout" svg:x1="8.732cm" svg:y1="13.054cm" svg:x2="8.987cm" svg:y2="13.054cm">
              <text:p/>
            </draw:line>
            <draw:line draw:style-name="gr147" draw:text-style-name="P5" draw:layer="layout" svg:x1="8.796cm" svg:y1="13.152cm" svg:x2="8.923cm" svg:y2="13.152cm">
              <text:p/>
            </draw:line>
          </draw:g>
          <draw:g draw:style-name="gr1" xml:id="id33" draw:id="id33">
            <draw:custom-shape draw:style-name="gr148" draw:text-style-name="P11" draw:layer="layout" svg:width="0.255cm" svg:height="0.26cm" svg:x="8.727cm" svg:y="10.6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9" draw:text-style-name="P12" draw:layer="layout" svg:x1="8.855cm" svg:y1="10.942cm" svg:x2="8.855cm" svg:y2="10.812cm">
              <text:p/>
            </draw:line>
            <draw:line draw:style-name="gr150" draw:text-style-name="P12" draw:layer="layout" svg:x1="8.727cm" svg:y1="10.812cm" svg:x2="8.982cm" svg:y2="10.812cm">
              <text:p/>
            </draw:line>
            <draw:custom-shape draw:style-name="gr151" draw:text-style-name="P13" draw:layer="layout" svg:width="0.102cm" svg:height="0.104cm" svg:x="8.804cm" svg:y="10.7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onnector draw:style-name="gr31" draw:text-style-name="P10" draw:layer="layout" draw:type="line" svg:x1="8.856cm" svg:y1="11.511cm" svg:x2="8.854cm" svg:y2="10.942cm" draw:start-shape="id32" draw:start-glue-point="0" draw:end-shape="id33" draw:end-glue-point="2" svg:d="M8856 11511l-2-569" svg:viewBox="0 0 3 570">
            <text:p/>
          </draw:connector>
          <draw:line draw:style-name="gr36" draw:text-style-name="P14" draw:layer="layout" svg:x1="8.859cm" svg:y1="11.224cm" svg:x2="8.859cm" svg:y2="11.554cm">
            <text:p/>
          </draw:line>
          <draw:frame draw:style-name="gr19" draw:text-style-name="P7" draw:layer="layout" svg:width="0.435cm" svg:height="0.382cm" svg:x="8.117cm" svg:y="12.02cm">
            <draw:image xlink:href="Pictures/10000F40000001AC0000017128042BF7.svg" xlink:type="simple" xlink:show="embed" xlink:actuate="onLoad" draw:mime-type="image/svg+xml">
              <text:p/>
            </draw:image>
            <draw:image xlink:href="Pictures/10000001000000140000001137417058.png" xlink:type="simple" xlink:show="embed" xlink:actuate="onLoad" draw:mime-type="image/png"/>
            <svg:title>TexMaths</svg:title>
            <svg:desc>10§display§R_f§svg§600§TRUE§</svg:desc>
          </draw:frame>
          <draw:frame draw:style-name="gr19" draw:text-style-name="P7" draw:layer="layout" svg:width="0.35cm" svg:height="0.45cm" svg:x="8.169cm" svg:y="11.2cm">
            <draw:image xlink:href="Pictures/10000F3300000159000001B21C59AB46.svg" xlink:type="simple" xlink:show="embed" xlink:actuate="onLoad" draw:mime-type="image/svg+xml">
              <text:p/>
            </draw:image>
            <draw:image xlink:href="Pictures/100000010000001000000015A5FD4134.png" xlink:type="simple" xlink:show="embed" xlink:actuate="onLoad" draw:mime-type="image/png"/>
            <svg:title>TexMaths</svg:title>
            <svg:desc>10§display§I_c^f§svg§600§TRUE§</svg:desc>
          </draw:frame>
          <draw:g draw:style-name="gr1">
            <draw:g draw:style-name="gr1" xml:id="id35" draw:id="id35">
              <draw:custom-shape draw:style-name="gr152" draw:text-style-name="P11" draw:layer="layout" svg:width="0.255cm" svg:height="0.26cm" svg:x="5.488cm" svg:y="3.4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53" draw:text-style-name="P12" draw:layer="layout" svg:x1="5.616cm" svg:y1="3.718cm" svg:x2="5.616cm" svg:y2="3.588cm">
                <text:p/>
              </draw:line>
              <draw:line draw:style-name="gr154" draw:text-style-name="P12" draw:layer="layout" svg:x1="5.488cm" svg:y1="3.588cm" svg:x2="5.743cm" svg:y2="3.588cm">
                <text:p/>
              </draw:line>
              <draw:custom-shape draw:style-name="gr155" draw:text-style-name="P13" draw:layer="layout" svg:width="0.102cm" svg:height="0.104cm" svg:x="5.565cm" svg:y="3.536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g draw:style-name="gr1" xml:id="id36" draw:id="id36">
              <draw:custom-shape draw:style-name="gr156" draw:text-style-name="P11" draw:layer="layout" svg:width="0.255cm" svg:height="0.26cm" draw:transform="rotate (-3.14159265358979) translate (5.739cm 7.17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57" draw:text-style-name="P12" draw:layer="layout" svg:x1="5.612cm" svg:y1="6.919cm" svg:x2="5.612cm" svg:y2="7.049cm">
                <text:p/>
              </draw:line>
              <draw:line draw:style-name="gr158" draw:text-style-name="P12" draw:layer="layout" svg:x1="5.739cm" svg:y1="7.049cm" svg:x2="5.484cm" svg:y2="7.049cm">
                <text:p/>
              </draw:line>
              <draw:custom-shape draw:style-name="gr159" draw:text-style-name="P13" draw:layer="layout" svg:width="0.102cm" svg:height="0.104cm" draw:transform="rotate (-3.14159265358979) translate (5.663cm 7.101cm)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</draw:g>
            <draw:g draw:style-name="gr2" xml:id="id34" draw:id="id34">
              <draw:rect draw:style-name="gr160" draw:text-style-name="P4" draw:layer="layout" svg:width="0.779cm" svg:height="0.255cm" draw:transform="rotate (1.5707963267949) translate (5.49cm 5.6cm)">
                <text:p/>
              </draw:rect>
              <draw:line draw:style-name="gr161" draw:text-style-name="P5" draw:layer="layout" svg:x1="5.618cm" svg:y1="5.86cm" svg:x2="5.618cm" svg:y2="5.6cm">
                <text:p/>
              </draw:line>
              <draw:line draw:style-name="gr162" draw:text-style-name="P5" draw:layer="layout" svg:x1="5.618cm" svg:y1="4.821cm" svg:x2="5.618cm" svg:y2="4.561cm">
                <text:p/>
              </draw:line>
            </draw:g>
            <draw:connector draw:style-name="gr31" draw:text-style-name="P10" draw:layer="layout" draw:type="line" svg:x1="5.617cm" svg:y1="4.561cm" svg:x2="5.615cm" svg:y2="3.718cm" draw:start-shape="id34" draw:start-glue-point="0" draw:end-shape="id35" draw:end-glue-point="2" svg:d="M5617 4561l-2-843" svg:viewBox="0 0 3 844">
              <text:p/>
            </draw:connector>
            <draw:connector draw:style-name="gr31" draw:text-style-name="P10" draw:layer="layout" draw:type="line" svg:x1="5.611cm" svg:y1="6.919cm" svg:x2="5.617cm" svg:y2="5.86cm" draw:start-shape="id36" draw:start-glue-point="0" draw:end-shape="id34" draw:end-glue-point="2" svg:d="M5611 6919l6-1059" svg:viewBox="0 0 7 1060">
              <text:p/>
            </draw:connector>
            <draw:frame draw:style-name="gr19" draw:text-style-name="P7" draw:layer="layout" svg:width="0.435cm" svg:height="0.382cm" svg:x="4.888cm" svg:y="5.014cm">
              <draw:image xlink:href="Pictures/10000F40000001AC0000017128042BF7.svg" xlink:type="simple" xlink:show="embed" xlink:actuate="onLoad" draw:mime-type="image/svg+xml">
                <text:p/>
              </draw:image>
              <draw:image xlink:href="Pictures/10000001000000140000001137417058.png" xlink:type="simple" xlink:show="embed" xlink:actuate="onLoad" draw:mime-type="image/png"/>
              <svg:title>TexMaths</svg:title>
              <svg:desc>10§display§R_f§svg§600§TRUE§</svg:desc>
            </draw:frame>
            <draw:line draw:style-name="gr36" draw:text-style-name="P14" draw:layer="layout" svg:x1="5.624cm" svg:y1="3.995cm" svg:x2="5.624cm" svg:y2="4.325cm">
              <text:p/>
            </draw:line>
            <draw:frame draw:style-name="gr19" draw:text-style-name="P7" draw:layer="layout" svg:width="0.418cm" svg:height="0.468cm" svg:x="4.934cm" svg:y="3.97cm">
              <draw:image xlink:href="Pictures/1000166C0000019B000001C3C966D454.svg" xlink:type="simple" xlink:show="embed" xlink:actuate="onLoad" draw:mime-type="image/svg+xml">
                <text:p/>
              </draw:image>
              <draw:image xlink:href="Pictures/1000000100000013000000159964F2F7.png" xlink:type="simple" xlink:show="embed" xlink:actuate="onLoad" draw:mime-type="image/png"/>
              <svg:title>TexMaths</svg:title>
              <svg:desc>10§display§I_{ab}^f§svg§600§TRUE§</svg:desc>
            </draw:frame>
            <draw:line draw:style-name="gr36" draw:text-style-name="P14" draw:layer="layout" svg:x1="5.622cm" svg:y1="6.419cm" svg:x2="5.622cm" svg:y2="6.089cm">
              <text:p/>
            </draw:line>
            <draw:frame draw:style-name="gr19" draw:text-style-name="P7" draw:layer="layout" svg:width="0.413cm" svg:height="0.468cm" svg:x="4.907cm" svg:y="5.963cm">
              <draw:image xlink:href="Pictures/1000167900000197000001C3F787F51A.svg" xlink:type="simple" xlink:show="embed" xlink:actuate="onLoad" draw:mime-type="image/svg+xml">
                <text:p/>
              </draw:image>
              <draw:image xlink:href="Pictures/100000010000001300000015FD0D13F2.png" xlink:type="simple" xlink:show="embed" xlink:actuate="onLoad" draw:mime-type="image/png"/>
              <svg:title>TexMaths</svg:title>
              <svg:desc>10§display§I_{ba}^f§svg§600§TRUE§</svg:desc>
            </draw:frame>
          </draw:g>
          <draw:g draw:style-name="gr1" xml:id="id38" draw:id="id38">
            <draw:custom-shape draw:style-name="gr163" draw:text-style-name="P11" draw:layer="layout" svg:width="0.255cm" svg:height="0.26cm" draw:transform="rotate (-3.14159265358979) translate (5.737cm 10.9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64" draw:text-style-name="P12" draw:layer="layout" svg:x1="5.61cm" svg:y1="10.681cm" svg:x2="5.61cm" svg:y2="10.811cm">
              <text:p/>
            </draw:line>
            <draw:line draw:style-name="gr165" draw:text-style-name="P12" draw:layer="layout" svg:x1="5.737cm" svg:y1="10.811cm" svg:x2="5.482cm" svg:y2="10.811cm">
              <text:p/>
            </draw:line>
            <draw:custom-shape draw:style-name="gr166" draw:text-style-name="P13" draw:layer="layout" svg:width="0.102cm" svg:height="0.104cm" draw:transform="rotate (-3.14159265358979) translate (5.661cm 10.863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g draw:style-name="gr2" xml:id="id37" draw:id="id37">
            <draw:rect draw:style-name="gr167" draw:text-style-name="P4" draw:layer="layout" svg:width="0.779cm" svg:height="0.255cm" draw:transform="rotate (1.5707963267949) translate (5.488cm 9.362cm)">
              <text:p/>
            </draw:rect>
            <draw:line draw:style-name="gr168" draw:text-style-name="P5" draw:layer="layout" svg:x1="5.616cm" svg:y1="9.622cm" svg:x2="5.616cm" svg:y2="9.362cm">
              <text:p/>
            </draw:line>
            <draw:line draw:style-name="gr169" draw:text-style-name="P5" draw:layer="layout" svg:x1="5.616cm" svg:y1="8.583cm" svg:x2="5.616cm" svg:y2="8.323cm">
              <text:p/>
            </draw:line>
          </draw:g>
          <draw:connector draw:style-name="gr31" draw:text-style-name="P10" xml:id="id39" draw:id="id39" draw:layer="layout" draw:type="line" svg:x1="5.615cm" svg:y1="8.323cm" svg:x2="5.614cm" svg:y2="7.48cm" draw:start-shape="id37" draw:start-glue-point="0" svg:d="M5615 8323l-1-843" svg:viewBox="0 0 2 844">
            <text:p/>
          </draw:connector>
          <draw:connector draw:style-name="gr31" draw:text-style-name="P10" draw:layer="layout" draw:type="line" svg:x1="5.609cm" svg:y1="10.681cm" svg:x2="5.615cm" svg:y2="9.622cm" draw:start-shape="id38" draw:start-glue-point="0" draw:end-shape="id37" draw:end-glue-point="2" svg:d="M5609 10681l6-1059" svg:viewBox="0 0 7 1060">
            <text:p/>
          </draw:connector>
          <draw:frame draw:style-name="gr19" draw:text-style-name="P7" draw:layer="layout" svg:width="0.435cm" svg:height="0.382cm" svg:x="4.886cm" svg:y="8.776cm">
            <draw:image xlink:href="Pictures/10000F40000001AC0000017128042BF7.svg" xlink:type="simple" xlink:show="embed" xlink:actuate="onLoad" draw:mime-type="image/svg+xml">
              <text:p/>
            </draw:image>
            <draw:image xlink:href="Pictures/10000001000000140000001137417058.png" xlink:type="simple" xlink:show="embed" xlink:actuate="onLoad" draw:mime-type="image/png"/>
            <svg:title>TexMaths</svg:title>
            <svg:desc>10§display§R_f§svg§600§TRUE§</svg:desc>
          </draw:frame>
          <draw:line draw:style-name="gr36" draw:text-style-name="P14" draw:layer="layout" svg:x1="5.622cm" svg:y1="7.757cm" svg:x2="5.622cm" svg:y2="8.087cm">
            <text:p/>
          </draw:line>
          <draw:frame draw:style-name="gr19" draw:text-style-name="P7" draw:layer="layout" svg:width="0.394cm" svg:height="0.468cm" svg:x="4.933cm" svg:y="7.732cm">
            <draw:image xlink:href="Pictures/1000141700000184000001C3CD53A93A.svg" xlink:type="simple" xlink:show="embed" xlink:actuate="onLoad" draw:mime-type="image/svg+xml">
              <text:p/>
            </draw:image>
            <draw:image xlink:href="Pictures/100000010000001200000015A5456AC3.png" xlink:type="simple" xlink:show="embed" xlink:actuate="onLoad" draw:mime-type="image/png"/>
            <svg:title>TexMaths</svg:title>
            <svg:desc>10§display§I_{bc}^f§svg§600§TRUE§</svg:desc>
          </draw:frame>
          <draw:line draw:style-name="gr36" draw:text-style-name="P14" draw:layer="layout" svg:x1="5.62cm" svg:y1="10.181cm" svg:x2="5.62cm" svg:y2="9.851cm">
            <text:p/>
          </draw:line>
          <draw:frame draw:style-name="gr19" draw:text-style-name="P7" draw:layer="layout" svg:width="0.39cm" svg:height="0.468cm" svg:x="4.906cm" svg:y="9.725cm">
            <draw:image xlink:href="Pictures/1000142800000180000001C3AC7E6E66.svg" xlink:type="simple" xlink:show="embed" xlink:actuate="onLoad" draw:mime-type="image/svg+xml">
              <text:p/>
            </draw:image>
            <draw:image xlink:href="Pictures/1000000100000012000000157B1B781D.png" xlink:type="simple" xlink:show="embed" xlink:actuate="onLoad" draw:mime-type="image/png"/>
            <svg:title>TexMaths</svg:title>
            <svg:desc>10§display§I_{cb}^f§svg§600§TRUE§</svg:desc>
          </draw:frame>
          <draw:g draw:style-name="gr1" xml:id="id40" draw:id="id40">
            <draw:custom-shape draw:style-name="gr170" draw:text-style-name="P11" draw:layer="layout" svg:width="0.255cm" svg:height="0.26cm" svg:x="5.487cm" svg:y="6.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1" draw:text-style-name="P12" draw:layer="layout" svg:x1="5.615cm" svg:y1="7.18cm" svg:x2="5.615cm" svg:y2="6.92cm">
              <text:p/>
            </draw:line>
            <draw:line draw:style-name="gr172" draw:text-style-name="P12" draw:layer="layout" svg:x1="5.487cm" svg:y1="7.05cm" svg:x2="5.742cm" svg:y2="7.05cm">
              <text:p/>
            </draw:line>
            <draw:custom-shape draw:style-name="gr173" draw:text-style-name="P13" draw:layer="layout" svg:width="0.102cm" svg:height="0.104cm" svg:x="5.564cm" svg:y="6.99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connector draw:style-name="gr31" draw:text-style-name="P10" draw:layer="layout" draw:type="line" svg:x1="5.614cm" svg:y1="7.48cm" svg:x2="5.614cm" svg:y2="7.18cm" draw:start-shape="id39" draw:start-glue-point="3" draw:end-shape="id40" draw:end-glue-point="2" svg:d="M5614 7480v-300" svg:viewBox="0 0 1 301">
            <text:p/>
          </draw:connector>
          <draw:g draw:style-name="gr1" xml:id="id42" draw:id="id42">
            <draw:custom-shape draw:style-name="gr174" draw:text-style-name="P11" draw:layer="layout" svg:width="0.255cm" svg:height="0.26cm" svg:x="6.829cm" svg:y="3.4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5" draw:text-style-name="P12" draw:layer="layout" svg:x1="6.957cm" svg:y1="3.718cm" svg:x2="6.957cm" svg:y2="3.588cm">
              <text:p/>
            </draw:line>
            <draw:line draw:style-name="gr176" draw:text-style-name="P12" draw:layer="layout" svg:x1="6.829cm" svg:y1="3.588cm" svg:x2="7.084cm" svg:y2="3.588cm">
              <text:p/>
            </draw:line>
            <draw:custom-shape draw:style-name="gr177" draw:text-style-name="P13" draw:layer="layout" svg:width="0.101cm" svg:height="0.104cm" svg:x="6.906cm" svg:y="3.53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g draw:style-name="gr1" xml:id="id43" draw:id="id43">
            <draw:custom-shape draw:style-name="gr178" draw:text-style-name="P11" draw:layer="layout" svg:width="0.255cm" svg:height="0.26cm" draw:transform="rotate (-3.14159265358979) translate (7.08cm 10.9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9" draw:text-style-name="P12" draw:layer="layout" svg:x1="6.952cm" svg:y1="10.681cm" svg:x2="6.952cm" svg:y2="10.811cm">
              <text:p/>
            </draw:line>
            <draw:line draw:style-name="gr180" draw:text-style-name="P12" draw:layer="layout" svg:x1="7.08cm" svg:y1="10.811cm" svg:x2="6.825cm" svg:y2="10.811cm">
              <text:p/>
            </draw:line>
            <draw:custom-shape draw:style-name="gr181" draw:text-style-name="P13" draw:layer="layout" svg:width="0.101cm" svg:height="0.104cm" draw:transform="rotate (-3.14159265358979) translate (7.003cm 10.863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g draw:style-name="gr2" xml:id="id41" draw:id="id41">
            <draw:rect draw:style-name="gr182" draw:text-style-name="P4" draw:layer="layout" svg:width="0.779cm" svg:height="0.255cm" draw:transform="rotate (1.5707963267949) translate (6.831cm 7.444cm)">
              <text:p/>
            </draw:rect>
            <draw:line draw:style-name="gr183" draw:text-style-name="P5" draw:layer="layout" svg:x1="6.959cm" svg:y1="7.704cm" svg:x2="6.959cm" svg:y2="7.444cm">
              <text:p/>
            </draw:line>
            <draw:line draw:style-name="gr184" draw:text-style-name="P5" draw:layer="layout" svg:x1="6.959cm" svg:y1="6.665cm" svg:x2="6.959cm" svg:y2="6.405cm">
              <text:p/>
            </draw:line>
          </draw:g>
          <draw:connector draw:style-name="gr31" draw:text-style-name="P10" draw:layer="layout" draw:type="line" svg:x1="6.958cm" svg:y1="6.405cm" svg:x2="6.956cm" svg:y2="3.718cm" draw:start-shape="id41" draw:start-glue-point="0" draw:end-shape="id42" draw:end-glue-point="2" svg:d="M6958 6405l-2-2687" svg:viewBox="0 0 3 2688">
            <text:p/>
          </draw:connector>
          <draw:connector draw:style-name="gr31" draw:text-style-name="P10" draw:layer="layout" draw:type="line" svg:x1="6.952cm" svg:y1="10.681cm" svg:x2="6.958cm" svg:y2="7.703cm" draw:start-shape="id43" draw:start-glue-point="0" draw:end-shape="id41" draw:end-glue-point="2" svg:d="M6952 10681l6-2978" svg:viewBox="0 0 7 2979">
            <text:p/>
          </draw:connector>
          <draw:frame draw:style-name="gr19" draw:text-style-name="P7" draw:layer="layout" svg:width="0.435cm" svg:height="0.383cm" svg:x="6.22cm" svg:y="7.091cm">
            <draw:image xlink:href="Pictures/10000F40000001AC0000017128042BF7.svg" xlink:type="simple" xlink:show="embed" xlink:actuate="onLoad" draw:mime-type="image/svg+xml">
              <text:p/>
            </draw:image>
            <draw:image xlink:href="Pictures/10000001000000140000001137417058.png" xlink:type="simple" xlink:show="embed" xlink:actuate="onLoad" draw:mime-type="image/png"/>
            <svg:title>TexMaths</svg:title>
            <svg:desc>10§display§R_f§svg§600§TRUE§</svg:desc>
          </draw:frame>
          <draw:line draw:style-name="gr36" draw:text-style-name="P14" draw:layer="layout" svg:x1="6.965cm" svg:y1="3.995cm" svg:x2="6.965cm" svg:y2="4.325cm">
            <text:p/>
          </draw:line>
          <draw:frame draw:style-name="gr19" draw:text-style-name="P15" draw:layer="layout" svg:width="0.45cm" svg:height="0.45cm" svg:x="6.275cm" svg:y="3.971cm">
            <draw:image xlink:href="Pictures/100014E8000001BB000001B230DC336D.svg" xlink:type="simple" xlink:show="embed" xlink:actuate="onLoad" draw:mime-type="image/svg+xml">
              <text:p/>
            </draw:image>
            <draw:image xlink:href="Pictures/1000000100000015000000153C7607A4.png" xlink:type="simple" xlink:show="embed" xlink:actuate="onLoad" draw:mime-type="image/png"/>
            <svg:title>TexMaths</svg:title>
            <svg:desc>10§display§I_{ac}^f§svg§600§TRUE§</svg:desc>
          </draw:frame>
          <draw:line draw:style-name="gr36" draw:text-style-name="P14" draw:layer="layout" svg:x1="6.963cm" svg:y1="10.219cm" svg:x2="6.963cm" svg:y2="9.889cm">
            <text:p/>
          </draw:line>
          <draw:frame draw:style-name="gr19" draw:text-style-name="P7" draw:layer="layout" svg:width="0.416cm" svg:height="0.423cm" svg:x="6.247cm" svg:y="9.764cm">
            <draw:image xlink:href="Pictures/100014EC00000199000001981E378852.svg" xlink:type="simple" xlink:show="embed" xlink:actuate="onLoad" draw:mime-type="image/svg+xml">
              <text:p/>
            </draw:image>
            <draw:image xlink:href="Pictures/100000010000001300000013B2E62FE6.png" xlink:type="simple" xlink:show="embed" xlink:actuate="onLoad" draw:mime-type="image/png"/>
            <svg:title>TexMaths</svg:title>
            <svg:desc>10§display§I_{ca}^f§svg§600§TRUE§</svg:desc>
          </draw:frame>
          <draw:connector draw:style-name="gr30" draw:text-style-name="P7" draw:layer="layout" svg:x1="18.423cm" svg:y1="7.079cm" svg:x2="16.955cm" svg:y2="7.068cm" draw:start-shape="id44" draw:start-glue-point="3" draw:end-shape="id45" draw:end-glue-point="3" svg:d="M18423 7079h-734v-11h-734" svg:viewBox="0 0 1469 12">
            <text:p/>
          </draw:connector>
          <draw:connector draw:style-name="gr30" draw:text-style-name="P7" draw:layer="layout" svg:x1="16.955cm" svg:y1="10.834cm" svg:x2="18.423cm" svg:y2="7.598cm" draw:start-shape="id46" draw:start-glue-point="3" draw:end-shape="id44" draw:end-glue-point="4" svg:d="M16955 10834h734v-3236h734" svg:viewBox="0 0 1469 3237">
            <text:p/>
          </draw:connector>
          <draw:connector draw:style-name="gr31" draw:text-style-name="P10" xml:id="id47" draw:id="id47" draw:layer="layout" draw:type="line" svg:x1="18.423cm" svg:y1="6.56cm" svg:x2="17.607cm" svg:y2="6.566cm" draw:start-shape="id44" draw:start-glue-point="5" svg:d="M18423 6560l-816 6" svg:viewBox="0 0 817 7">
            <text:p/>
          </draw:connector>
          <draw:connector draw:style-name="gr31" draw:text-style-name="P10" draw:layer="layout" draw:type="line" svg:x1="17.607cm" svg:y1="6.566cm" svg:x2="17.607cm" svg:y2="3.598cm" draw:start-shape="id47" draw:start-glue-point="3" draw:end-shape="id48" draw:end-glue-point="3" svg:d="M17607 6566v-2968" svg:viewBox="0 0 1 2969">
            <text:p/>
          </draw:connector>
          <draw:g draw:style-name="gr2" xml:id="id49" draw:id="id49">
            <draw:line draw:style-name="gr185" draw:text-style-name="P5" draw:layer="layout" svg:x1="1.601cm" svg:y1="12.764cm" svg:x2="1.601cm" svg:y2="12.959cm">
              <text:p/>
            </draw:line>
            <draw:line draw:style-name="gr186" draw:text-style-name="P5" draw:layer="layout" svg:x1="1.409cm" svg:y1="12.959cm" svg:x2="1.791cm" svg:y2="12.959cm">
              <text:p/>
            </draw:line>
            <draw:line draw:style-name="gr187" draw:text-style-name="P5" draw:layer="layout" svg:x1="1.473cm" svg:y1="13.055cm" svg:x2="1.728cm" svg:y2="13.055cm">
              <text:p/>
            </draw:line>
            <draw:line draw:style-name="gr188" draw:text-style-name="P5" draw:layer="layout" svg:x1="1.536cm" svg:y1="13.153cm" svg:x2="1.663cm" svg:y2="13.153cm">
              <text:p/>
            </draw:line>
          </draw:g>
          <draw:connector draw:style-name="gr189" draw:text-style-name="P7" draw:layer="layout" svg:x1="2.304cm" svg:y1="10.818cm" svg:x2="2.304cm" svg:y2="10.818cm" draw:start-shape="id28" draw:start-glue-point="3" draw:end-shape="id28" draw:end-glue-point="3" svg:d="M2304 10818z" svg:viewBox="0 0 1 1">
            <text:p/>
          </draw:connector>
          <draw:connector draw:style-name="gr31" draw:text-style-name="P10" xml:id="id50" draw:id="id50" draw:layer="layout" draw:type="line" svg:x1="2.314cm" svg:y1="3.588cm" svg:x2="1.563cm" svg:y2="3.62cm" draw:start-shape="id6" draw:start-glue-point="3" svg:d="M2314 3588l-751 32" svg:viewBox="0 0 752 33">
            <text:p/>
          </draw:connector>
          <draw:connector draw:style-name="gr31" draw:text-style-name="P10" draw:layer="layout" draw:type="line" svg:x1="2.315cm" svg:y1="7.068cm" svg:x2="1.564cm" svg:y2="7.1cm" svg:d="M2315 7068l-751 32" svg:viewBox="0 0 752 33">
            <text:p/>
          </draw:connector>
          <draw:connector draw:style-name="gr31" draw:text-style-name="P10" draw:layer="layout" draw:type="line" svg:x1="2.316cm" svg:y1="10.852cm" svg:x2="1.565cm" svg:y2="10.885cm" svg:d="M2316 10852l-751 33" svg:viewBox="0 0 752 34">
            <text:p/>
          </draw:connector>
          <draw:connector draw:style-name="gr31" draw:text-style-name="P10" draw:layer="layout" draw:type="line" svg:x1="1.6cm" svg:y1="12.764cm" svg:x2="1.563cm" svg:y2="3.62cm" draw:start-shape="id49" draw:start-glue-point="0" draw:end-shape="id50" draw:end-glue-point="3" svg:d="M1600 12764l-37-9144" svg:viewBox="0 0 38 9145">
            <text:p/>
          </draw:connector>
          <draw:g draw:style-name="gr1">
            <draw:custom-shape draw:style-name="gr190" draw:text-style-name="P11" draw:layer="layout" svg:width="0.26cm" svg:height="0.255cm" draw:transform="rotate (1.5707963267949) translate (1.462cm 11.0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91" draw:text-style-name="P12" draw:layer="layout" svg:x1="1.716cm" svg:y1="10.871cm" svg:x2="1.589cm" svg:y2="10.871cm">
              <text:p/>
            </draw:line>
            <draw:line draw:style-name="gr192" draw:text-style-name="P12" draw:layer="layout" svg:x1="1.589cm" svg:y1="11.001cm" svg:x2="1.589cm" svg:y2="10.741cm">
              <text:p/>
            </draw:line>
            <draw:custom-shape draw:style-name="gr193" draw:text-style-name="P13" draw:layer="layout" svg:width="0.104cm" svg:height="0.102cm" draw:transform="rotate (1.5707963267949) translate (1.538cm 10.923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g draw:style-name="gr1">
            <draw:custom-shape draw:style-name="gr194" draw:text-style-name="P11" draw:layer="layout" svg:width="0.259cm" svg:height="0.255cm" draw:transform="rotate (1.5707963267949) translate (1.454cm 7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95" draw:text-style-name="P12" draw:layer="layout" svg:x1="1.708cm" svg:y1="7.09cm" svg:x2="1.581cm" svg:y2="7.09cm">
              <text:p/>
            </draw:line>
            <draw:line draw:style-name="gr196" draw:text-style-name="P12" draw:layer="layout" svg:x1="1.581cm" svg:y1="7.221cm" svg:x2="1.581cm" svg:y2="6.961cm">
              <text:p/>
            </draw:line>
            <draw:custom-shape draw:style-name="gr197" draw:text-style-name="P13" draw:layer="layout" svg:width="0.104cm" svg:height="0.102cm" draw:transform="rotate (1.5707963267949) translate (1.53cm 7.142cm)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14.8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0:32:47.290400410</meta:creation-date>
    <dc:date>2025-03-29T11:56:07.185087106</dc:date>
    <meta:editing-duration>PT9M28S</meta:editing-duration>
    <meta:editing-cycles>2</meta:editing-cycles>
    <meta:generator>LibreOffice/24.2.7.2$Linux_X86_64 LibreOffice_project/420$Build-2</meta:generator>
    <meta:document-statistic meta:object-count="349"/>
  </office:meta>
</office:document-meta>
</file>